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12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11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4" style:family="table-column">
      <style:table-column-properties fo:break-before="auto" style:column-width="21.64mm"/>
    </style:style>
    <style:style style:name="co15" style:family="table-column">
      <style:table-column-properties fo:break-before="auto" style:column-width="31.34mm"/>
    </style:style>
    <style:style style:name="co16" style:family="table-column">
      <style:table-column-properties fo:break-before="auto" style:column-width="26.07mm"/>
    </style:style>
    <style:style style:name="co17" style:family="table-column">
      <style:table-column-properties fo:break-before="auto" style:column-width="24.96mm"/>
    </style:style>
    <style:style style:name="co18" style:family="table-column">
      <style:table-column-properties fo:break-before="auto" style:column-width="30.8mm"/>
    </style:style>
    <style:style style:name="co19" style:family="table-column">
      <style:table-column-properties fo:break-before="auto" style:column-width="29.97mm"/>
    </style:style>
    <style:style style:name="co20" style:family="table-column">
      <style:table-column-properties fo:break-before="auto" style:column-width="27.75mm"/>
    </style:style>
    <style:style style:name="co21" style:family="table-column">
      <style:table-column-properties fo:break-before="auto" style:column-width="33.28mm"/>
    </style:style>
    <style:style style:name="co22" style:family="table-column">
      <style:table-column-properties fo:break-before="auto" style:column-width="30.23mm"/>
    </style:style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4.53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14.2mm" fo:break-before="auto" style:use-optimal-row-height="false"/>
    </style:style>
    <style:style style:name="ro58" style:family="table-row">
      <style:table-row-properties style:row-height="4.73mm" fo:break-before="auto" style:use-optimal-row-height="true"/>
    </style:style>
    <style:style style:name="ro59" style:family="table-row">
      <style:table-row-properties style:row-height="8.94mm" fo:break-before="auto" style:use-optimal-row-height="true"/>
    </style:style>
    <style:style style:name="ro60" style:family="table-row">
      <style:table-row-properties style:row-height="6.31mm" fo:break-before="auto" style:use-optimal-row-height="true"/>
    </style:style>
    <style:style style:name="ro61" style:family="table-row">
      <style:table-row-properties style:row-height="10.57mm" fo:break-before="auto" style:use-optimal-row-height="false"/>
    </style:style>
    <style:style style:name="ro62" style:family="table-row">
      <style:table-row-properties style:row-height="10.78mm" fo:break-before="auto" style:use-optimal-row-height="false"/>
    </style:style>
    <style:style style:name="ro6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ackground-color="#99ffcc"/>
    </style:style>
    <style:style style:name="ce16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</style:style>
    <style:style style:name="ce21" style:family="table-cell" style:parent-style-name="Default" style:data-style-name="N37">
      <style:table-cell-properties fo:background-color="#ffff00" fo:border="0.06pt solid #000000"/>
    </style:style>
    <style:style style:name="ce22" style:family="table-cell" style:parent-style-name="Default" style:data-style-name="N37">
      <style:table-cell-properties fo:background-color="#ff6600" fo:border="0.06pt solid #000000"/>
    </style:style>
    <style:style style:name="ce2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</style:style>
    <style:style style:name="ce25" style:family="table-cell" style:parent-style-name="Default" style:data-style-name="N37">
      <style:table-cell-properties fo:background-color="#00cc33" fo:border="0.06pt solid #666666"/>
    </style:style>
    <style:style style:name="ce2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</style:style>
    <style:style style:name="ce31" style:family="table-cell" style:parent-style-name="Default" style:data-style-name="N37">
      <style:table-cell-properties fo:background-color="#00cc00" fo:border="0.06pt solid #000000"/>
    </style:style>
    <style:style style:name="ce3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</style:style>
    <style:style style:name="ce36" style:family="table-cell" style:parent-style-name="Default" style:data-style-name="N37">
      <style:table-cell-properties fo:border="0.06pt solid #000000"/>
    </style:style>
    <style:style style:name="ce37" style:family="table-cell" style:parent-style-name="Default">
      <style:table-cell-properties fo:background-color="#ff0000" fo:border="0.06pt solid #000000"/>
    </style:style>
    <style:style style:name="ce3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#ff6600" fo:border="0.06pt solid #000000"/>
    </style:style>
    <style:style style:name="ce40" style:family="table-cell" style:parent-style-name="Default">
      <style:table-cell-properties fo:background-color="#ffff00" fo:border="0.06pt solid #666666"/>
    </style:style>
    <style:style style:name="ce41" style:family="table-cell" style:parent-style-name="Default">
      <style:table-cell-properties fo:background-color="#00cc33" fo:border="0.06pt solid #666666"/>
    </style:style>
    <style:style style:name="ce42" style:family="table-cell" style:parent-style-name="Default">
      <style:table-cell-properties fo:background-color="#00cc00" fo:border="0.06pt solid #666666"/>
    </style:style>
    <style:style style:name="ce43" style:family="table-cell" style:parent-style-name="Default">
      <style:table-cell-properties fo:background-color="#00cc33" fo:border="0.06pt solid #000000"/>
    </style:style>
    <style:style style:name="ce44" style:family="table-cell" style:parent-style-name="Default">
      <style:table-cell-properties fo:background-color="#00cc00" fo:border="0.06pt solid #000000"/>
    </style:style>
    <style:style style:name="ce45" style:family="table-cell" style:parent-style-name="Default">
      <style:table-cell-properties fo:background-color="#99ffcc" fo:border="0.06pt solid #000000"/>
    </style:style>
    <style:style style:name="ce46" style:family="table-cell" style:parent-style-name="Default">
      <style:table-cell-properties fo:background-color="#9900ff" fo:border="0.06pt solid #000000"/>
    </style:style>
    <style:style style:name="ce4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>
      <style:table-cell-properties fo:background-color="#ffff00" fo:border="2.49pt solid #666666"/>
    </style:style>
    <style:style style:name="ce49" style:family="table-cell" style:parent-style-name="Default">
      <style:table-cell-properties fo:background-color="#00cc00" fo:border="2.49pt solid #666666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0000cc"/>
    </style:style>
    <style:style style:name="ce5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6pt solid #000000"/>
    </style:style>
    <style:style style:name="ce54" style:family="table-cell" style:parent-style-name="Default">
      <style:table-cell-properties fo:background-color="#33ff99" fo:border="0.06pt solid #000000"/>
    </style:style>
    <style:style style:name="ce5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56" style:family="table-cell" style:parent-style-name="Default">
      <style:table-cell-properties fo:background-color="#ffffff" fo:border="0.06pt solid #000000"/>
    </style:style>
    <style:style style:name="ce57" style:family="table-cell" style:parent-style-name="Default">
      <style:table-cell-properties fo:background-color="#0000ff" fo:wrap-option="wrap" fo:border="0.06pt solid #000000"/>
    </style:style>
    <style:style style:name="ce58" style:family="table-cell" style:parent-style-name="Default">
      <style:table-cell-properties fo:background-color="#ff0000" fo:wrap-option="wrap" fo:border="0.06pt solid #000000"/>
    </style:style>
    <style:style style:name="ce5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6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2" style:family="table-cell" style:parent-style-name="Default">
      <style:table-cell-properties fo:background-color="#ff0000" fo:wrap-option="wrap"/>
    </style:style>
    <style:style style:name="ce63" style:family="table-cell" style:parent-style-name="Default">
      <style:table-cell-properties fo:background-color="#ff6600" fo:wrap-option="wrap"/>
    </style:style>
    <style:style style:name="ce64" style:family="table-cell" style:parent-style-name="Default">
      <style:table-cell-properties fo:background-color="#ffff00" fo:wrap-option="wrap"/>
    </style:style>
    <style:style style:name="ce65" style:family="table-cell" style:parent-style-name="Default">
      <style:table-cell-properties fo:background-color="#00cc33" fo:wrap-option="wrap"/>
    </style:style>
    <style:style style:name="ce66" style:family="table-cell" style:parent-style-name="Default">
      <style:table-cell-properties fo:background-color="#99ffcc" fo:wrap-option="wrap"/>
    </style:style>
    <style:style style:name="ce67" style:family="table-cell" style:parent-style-name="Default">
      <style:table-cell-properties fo:background-color="#9933ff" fo:wrap-option="wrap"/>
    </style:style>
    <style:style style:name="ce68" style:family="table-cell" style:parent-style-name="Default">
      <style:table-cell-properties fo:background-color="#0000ff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6pt solid #000000"/>
    </style:style>
    <style:style style:name="ce73" style:family="table-cell" style:parent-style-name="Default">
      <style:table-cell-properties fo:background-color="#ff3333" fo:wrap-option="wrap" fo:border="0.06pt solid #000000"/>
    </style:style>
    <style:style style:name="ce74" style:family="table-cell" style:parent-style-name="Default">
      <style:table-cell-properties fo:background-color="#ff6600" fo:wrap-option="wrap" fo:border="0.06pt solid #000000"/>
    </style:style>
    <style:style style:name="ce75" style:family="table-cell" style:parent-style-name="Default">
      <style:table-cell-properties fo:background-color="#ffff00" fo:wrap-option="wrap" fo:border="0.06pt solid #000000"/>
    </style:style>
    <style:style style:name="ce76" style:family="table-cell" style:parent-style-name="Default">
      <style:table-cell-properties fo:background-color="#00cc00" fo:wrap-option="wrap" fo:border="0.06pt solid #000000"/>
    </style:style>
    <style:style style:name="ce77" style:family="table-cell" style:parent-style-name="Default">
      <style:table-cell-properties fo:wrap-option="wrap" fo:border="0.06pt solid #000000"/>
    </style:style>
    <style:style style:name="ce78" style:family="table-cell" style:parent-style-name="Default">
      <style:table-cell-properties fo:background-color="#ffffff" fo:wrap-option="wrap" fo:border="0.06pt solid #000000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8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95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96" style:family="table-cell" style:parent-style-name="Default">
      <style:table-cell-properties fo:background-color="#66ff99" fo:wrap-option="wrap" fo:border="0.06pt solid #000000"/>
    </style:style>
    <style:style style:name="ce9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9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00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02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03" style:family="table-cell" style:parent-style-name="Default">
      <style:table-cell-properties fo:background-color="#ffffff" fo:wrap-option="wrap"/>
    </style:style>
    <style:style style:name="ce104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05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0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1" table:default-cell-style-name="ce31"/>
        <table:table-column table:style-name="co13" table:default-cell-style-name="ce44"/>
        <table:table-column table:style-name="co14" table:default-cell-style-name="ce44"/>
        <table:table-column table:style-name="co15" table:number-columns-repeated="3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number-columns-repeated="2" table:default-cell-style-name="ce44"/>
        <table:table-column table:style-name="co21" table:default-cell-style-name="ce44"/>
        <table:table-column table:style-name="co21" table:number-columns-repeated="2" table:default-cell-style-name="Default"/>
        <table:table-column table:style-name="co22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5</text:p>
          </table:table-cell>
          <table:table-cell table:style-name="ce18"/>
          <table:table-cell table:style-name="ce18" office:value-type="string" calcext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43">
          <table:table-cell table:style-name="ce12"/>
          <table:table-cell table:style-name="Default" office:value-type="string" calcext:value-type="string">
            <text:p>6 – 8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3"/>
          <table:table-cell table:style-name="Default" office:value-type="string" calcext:value-type="string">
            <text:p>9 – 11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4"/>
          <table:table-cell table:style-name="Default" office:value-type="string" calcext:value-type="string">
            <text:p>12 – 14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5"/>
          <table:table-cell table:style-name="Default" office:value-type="string" calcext:value-type="string">
            <text:p>15 – 17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6"/>
          <table:table-cell table:style-name="Default" office:value-type="string" calcext:value-type="string">
            <text:p>18 и выше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7"/>
          <table:table-cell table:style-name="Default" office:value-type="string" calcext:value-type="string">
            <text:p>Режим </text:p>
          </table:table-cell>
          <table:table-cell table:style-name="ce18" table:number-columns-repeated="11"/>
          <table:table-cell table:number-columns-repeated="3"/>
        </table:table-row>
        <table:table-row table:style-name="ro43">
          <table:table-cell table:style-name="ce18" table:number-columns-repeated="13"/>
          <table:table-cell table:number-columns-repeated="3"/>
        </table:table-row>
        <table:table-row table:style-name="ro44">
          <table:table-cell table:style-name="ce19" office:value-type="string" calcext:value-type="string">
            <text:p>Число</text:p>
          </table:table-cell>
          <table:table-cell table:style-name="ce19" office:value-type="string" calcext:value-type="string">
            <text:p>Подъем до 08:30 (1 буд)</text:p>
          </table:table-cell>
          <table:table-cell table:style-name="ce19" office:value-type="string" calcext:value-type="string">
            <text:p>Зарядка</text:p>
          </table:table-cell>
          <table:table-cell table:style-name="ce19" office:value-type="string" calcext:value-type="string">
            <text:p>Работа</text:p>
          </table:table-cell>
          <table:table-cell table:style-name="ce19" office:value-type="string" calcext:value-type="string">
            <text:p>Обучение light</text:p>
          </table:table-cell>
          <table:table-cell table:style-name="ce19" office:value-type="string" calcext:value-type="string">
            <text:p>Обучение</text:p>
          </table:table-cell>
          <table:table-cell table:style-name="ce19" office:value-type="string" calcext:value-type="string">
            <text:p>Спорт</text:p>
          </table:table-cell>
          <table:table-cell table:style-name="ce19" office:value-type="string" calcext:value-type="string">
            <text:p>English</text:p>
          </table:table-cell>
          <table:table-cell table:style-name="ce19" office:value-type="string" calcext:value-type="string">
            <text:p>Важные дела</text:p>
          </table:table-cell>
          <table:table-cell table:style-name="ce19" office:value-type="string" calcext:value-type="string">
            <text:p>Здоровье</text:p>
          </table:table-cell>
          <table:table-cell table:style-name="ce19" office:value-type="string" calcext:value-type="string">
            <text:p>Медитация</text:p>
          </table:table-cell>
          <table:table-cell table:style-name="ce19" office:value-type="string" calcext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45">
          <table:table-cell table:style-name="ce19" office:value-type="string" calcext:value-type="string">
            <text:p>Значения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1 / 30 минут</text:p>
          </table:table-cell>
          <table:table-cell table:style-name="ce19" office:value-type="string" calcext:value-type="string">
            <text:p>1 / 1 час</text:p>
          </table:table-cell>
          <table:table-cell table:style-name="ce19" office:value-type="string" calcext:value-type="string">
            <text:p>1 / 30 минут</text:p>
          </table:table-cell>
          <table:table-cell table:style-name="ce19" office:value-type="string" calcext:value-type="string">
            <text:p>1 / 20 минут</text:p>
          </table:table-cell>
          <table:table-cell table:style-name="ce19" office:value-type="string" calcext:value-type="string">
            <text:p>1 / 30 минут</text:p>
          </table:table-cell>
          <table:table-cell table:number-columns-repeated="2" table:style-name="ce19" office:value-type="string" calcext:value-type="string">
            <text:p>Опционально</text:p>
          </table:table-cell>
          <table:table-cell table:style-name="ce19" office:value-type="string" calcext:value-type="string">
            <text:p>1 / 15 мин</text:p>
          </table:table-cell>
          <table:table-cell table:style-name="ce19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0" office:value-type="date" office:date-value="2018-04-02" calcext:value-type="date">
              <text:p>02.04.18</text:p>
            </table:table-cell>
            <table:table-cell table:style-name="ce37" office:value-type="float" office:value="0" calcext:value-type="float">
              <text:p>0</text:p>
            </table:table-cell>
            <table:table-cell table:style-name="ce37" office:value-type="float" office:value="1" calcext:value-type="float">
              <text:p>1</text:p>
            </table:table-cell>
            <table:table-cell table:style-name="ce37" table:number-columns-repeated="2"/>
            <table:table-cell table:style-name="ce37" office:value-type="float" office:value="2" calcext:value-type="float">
              <text:p>2</text:p>
            </table:table-cell>
            <table:table-cell table:style-name="ce37" table:number-columns-repeated="2"/>
            <table:table-cell table:style-name="ce37" office:value-type="float" office:value="2" calcext:value-type="float">
              <text:p>2</text:p>
            </table:table-cell>
            <table:table-cell table:style-name="ce37" table:number-columns-repeated="2"/>
            <table:table-cell table:style-name="ce37" table:formula="of:= [.B11] + [.C11] + [.D11] + [.F11] + [.G11] + [.H11] + [.I11]" office:value-type="float" office:value="5" calcext:value-type="float">
              <text:p>5</text:p>
            </table:table-cell>
            <table:table-cell table:style-name="ce37"/>
            <table:table-cell table:number-columns-repeated="3"/>
          </table:table-row>
          <table:table-row table:style-name="ro43" table:visibility="collapse">
            <table:table-cell table:style-name="ce20" office:value-type="date" office:date-value="2018-04-03" calcext:value-type="date">
              <text:p>03.04.18</text:p>
            </table:table-cell>
            <table:table-cell table:number-columns-repeated="2" table:style-name="ce37" office:value-type="float" office:value="1" calcext:value-type="float">
              <text:p>1</text:p>
            </table:table-cell>
            <table:table-cell table:style-name="ce37" table:number-columns-repeated="2"/>
            <table:table-cell table:style-name="ce37" office:value-type="float" office:value="2" calcext:value-type="float">
              <text:p>2</text:p>
            </table:table-cell>
            <table:table-cell table:style-name="ce37" table:number-columns-repeated="5"/>
            <table:table-cell table:style-name="ce37" table:formula="of:= [.B12] + [.C12] + [.D12] + [.F12] + [.G12] + [.H12] + [.I12]" office:value-type="float" office:value="4" calcext:value-type="float">
              <text:p>4</text:p>
            </table:table-cell>
            <table:table-cell table:style-name="ce37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4-04" calcext:value-type="date">
              <text:p>04.04.18</text:p>
            </table:table-cell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/>
            <table:table-cell table:number-columns-repeated="3" table:style-name="ce38" office:value-type="float" office:value="2" calcext:value-type="float">
              <text:p>2</text:p>
            </table:table-cell>
            <table:table-cell table:style-name="ce38" table:number-columns-repeated="3"/>
            <table:table-cell table:style-name="ce38" table:formula="of:= [.B13] + [.C13] + [.D13] + [.F13] + [.G13] + [.H13] + [.I13]" office:value-type="float" office:value="11" calcext:value-type="float">
              <text:p>11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table:style-name="ce22" office:value-type="date" office:date-value="2018-04-05" calcext:value-type="date">
              <text:p>05.04.18</text:p>
            </table:table-cell>
            <table:table-cell table:number-columns-repeated="2" table:style-name="ce39" office:value-type="float" office:value="1" calcext:value-type="float">
              <text:p>1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/>
            <table:table-cell table:style-name="ce39" office:value-type="float" office:value="2" calcext:value-type="float">
              <text:p>2</text:p>
            </table:table-cell>
            <table:table-cell table:style-name="ce39" table:number-columns-repeated="5"/>
            <table:table-cell table:style-name="ce39" table:formula="of:= [.B14] + [.C14] + [.D14] + [.F14] + [.G14] + [.H14] + [.I14]" office:value-type="float" office:value="7" calcext:value-type="float">
              <text:p>7</text:p>
            </table:table-cell>
            <table:table-cell table:style-name="ce39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4-06" calcext:value-type="date">
              <text:p>06.04.18</text:p>
            </table:table-cell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/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table:number-columns-repeated="2"/>
            <table:table-cell table:style-name="ce38" table:formula="of:= [.B15] + [.C15] + [.D15] + [.F15] + [.G15] + [.H15] + [.I15]" office:value-type="float" office:value="9" calcext:value-type="float">
              <text:p>9</text:p>
            </table:table-cell>
            <table:table-cell table:style-name="ce38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23" office:value-type="string" calcext:value-type="string">
              <text:p>Неделя</text:p>
            </table:table-cell>
            <table:table-cell table:style-name="ce23" table:formula="of:= ([.B11] + [.B12] + [.B13] + [.B14] + [.B15]) / 5" office:value-type="float" office:value="0.8" calcext:value-type="float">
              <text:p>0,8</text:p>
            </table:table-cell>
            <table:table-cell table:style-name="ce23" table:formula="of:= ([.C11] + [.C12] + [.C13] + [.C14] + [.C15]) / 5" office:value-type="float" office:value="1" calcext:value-type="float">
              <text:p>1</text:p>
            </table:table-cell>
            <table:table-cell table:style-name="ce23" table:formula="of:= ([.D11] + [.D12] + [.D13] + [.D14] + [.D15]) / 5" office:value-type="float" office:value="1.8" calcext:value-type="float">
              <text:p>1,8</text:p>
            </table:table-cell>
            <table:table-cell table:style-name="ce23"/>
            <table:table-cell table:style-name="ce23" table:formula="of:= ([.F11] + [.F12] + [.F13] + [.F14] + [.F15]) / 5" office:value-type="float" office:value="2" calcext:value-type="float">
              <text:p>2</text:p>
            </table:table-cell>
            <table:table-cell table:style-name="ce23" table:formula="of:= ([.G11] + [.G12] + [.G13] + [.G14] + [.G15]) / 5" office:value-type="float" office:value="0.4" calcext:value-type="float">
              <text:p>0,4</text:p>
            </table:table-cell>
            <table:table-cell table:style-name="ce23" table:formula="of:= ([.H11] + [.H12] + [.H13] + [.H14] + [.H15]) / 5" office:value-type="float" office:value="0.6" calcext:value-type="float">
              <text:p>0,6</text:p>
            </table:table-cell>
            <table:table-cell table:style-name="ce23" table:formula="of:= ([.I11] + [.I12] + [.I13] + [.I14] + [.I15]) / 5" office:value-type="float" office:value="0.6" calcext:value-type="float">
              <text:p>0,6</text:p>
            </table:table-cell>
            <table:table-cell table:style-name="ce23" table:number-columns-repeated="2"/>
            <table:table-cell table:style-name="ce23" table:formula="of:= ([.L11] + [.L12] + [.L13] + [.L14] + [.L15]) / 5" office:value-type="float" office:value="7.2" calcext:value-type="float">
              <text:p>7,2</text:p>
            </table:table-cell>
            <table:table-cell table:style-name="ce23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4" office:value-type="date" office:date-value="2018-04-09" calcext:value-type="date">
                <text:p>09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4" calcext:value-type="float">
                <text:p>4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table:formula="of:= [.B17] + [.C17] + [.D17] + [.F17] + [.G17] + [.H17] + [.I17]" office:value-type="float" office:value="9" calcext:value-type="float">
                <text:p>9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10" calcext:value-type="date">
                <text:p>10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4" calcext:value-type="float">
                <text:p>4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table:formula="of:= [.B18] + [.C18] + [.D18] + [.F18] + [.G18] + [.H18] + [.I18]" office:value-type="float" office:value="9" calcext:value-type="float">
                <text:p>9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1" calcext:value-type="date">
                <text:p>11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6" calcext:value-type="float">
                <text:p>6</text:p>
              </table:table-cell>
              <table:table-cell table:style-name="ce41"/>
              <table:table-cell table:style-name="ce41" office:value-type="float" office:value="3" calcext:value-type="float">
                <text:p>3</text:p>
              </table:table-cell>
              <table:table-cell table:style-name="ce41" office:value-type="float" office:value="2" calcext:value-type="float">
                <text:p>2</text:p>
              </table:table-cell>
              <table:table-cell table:style-name="ce41"/>
              <table:table-cell table:style-name="ce41" office:value-type="float" office:value="1" calcext:value-type="float">
                <text:p>1</text:p>
              </table:table-cell>
              <table:table-cell table:style-name="ce41" table:number-columns-repeated="2"/>
              <table:table-cell table:style-name="ce41" table:formula="of:= [.B19] + [.C19] + [.D19] + [.F19] + [.G19] + [.H19] + [.I19]" office:value-type="float" office:value="14" calcext:value-type="float">
                <text:p>14</text:p>
              </table:table-cell>
              <table:table-cell table:style-name="ce41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12" calcext:value-type="date">
                <text:p>12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3" calcext:value-type="float">
                <text:p>3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2"/>
              <table:table-cell table:style-name="ce40" office:value-type="float" office:value="3" calcext:value-type="float">
                <text:p>3</text:p>
              </table:table-cell>
              <table:table-cell table:style-name="ce40" table:number-columns-repeated="2"/>
              <table:table-cell table:style-name="ce40" table:formula="of:= [.B20] + [.C20] + [.D20] + [.F20] + [.G20] + [.H20] + [.I20]" office:value-type="float" office:value="10" calcext:value-type="float">
                <text:p>10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13" calcext:value-type="date">
                <text:p>13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4" calcext:value-type="float">
                <text:p>4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2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2"/>
              <table:table-cell table:style-name="ce40" table:formula="of:= [.B21] + [.C21] + [.D21] + [.F21] + [.G21] + [.H21] + [.I21]" office:value-type="float" office:value="9" calcext:value-type="float">
                <text:p>9</text:p>
              </table:table-cell>
              <table:table-cell table:style-name="ce40"/>
              <table:table-cell table:number-columns-repeated="3"/>
            </table:table-row>
          </table:table-row-group>
          <table:table-row table:style-name="ro47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= ([.B17] + [.B18] + [.B19] + [.B20] + [.B21]) / 5" office:value-type="float" office:value="1" calcext:value-type="float">
              <text:p>1</text:p>
            </table:table-cell>
            <table:table-cell table:style-name="ce26" table:formula="of:== ([.C17] + [.C18] + [.C19] + [.C20] + [.C21]) / 5" office:value-type="float" office:value="1" calcext:value-type="float">
              <text:p>1</text:p>
            </table:table-cell>
            <table:table-cell table:style-name="ce26" table:formula="of:== ([.D17] + [.D18] + [.D19] + [.D20] + [.D21]) / 5" office:value-type="float" office:value="4.2" calcext:value-type="float">
              <text:p>4,2</text:p>
            </table:table-cell>
            <table:table-cell table:style-name="ce26"/>
            <table:table-cell table:style-name="ce26" table:formula="of:== ([.F17] + [.F18] + [.F19] + [.F20] + [.F21]) / 5" office:value-type="float" office:value="2.2" calcext:value-type="float">
              <text:p>2,2</text:p>
            </table:table-cell>
            <table:table-cell table:style-name="ce26" table:formula="of:== ([.G17] + [.G18] + [.G19] + [.G20] + [.G21]) / 5" office:value-type="float" office:value="0.4" calcext:value-type="float">
              <text:p>0,4</text:p>
            </table:table-cell>
            <table:table-cell table:style-name="ce26" table:formula="of:== ([.H17] + [.H18] + [.H19] + [.H20] + [.H21]) / 5" office:value-type="float" office:value="0.4" calcext:value-type="float">
              <text:p>0,4</text:p>
            </table:table-cell>
            <table:table-cell table:style-name="ce26" table:formula="of:== ([.I17] + [.I18] + [.I19] + [.I20] + [.I21]) / 5" office:value-type="float" office:value="1" calcext:value-type="float">
              <text:p>1</text:p>
            </table:table-cell>
            <table:table-cell table:style-name="ce26" table:number-columns-repeated="2"/>
            <table:table-cell table:style-name="ce26" table:formula="of:== ([.L17] + [.L18] + [.L19] + [.L20] + [.L21]) / 5" office:value-type="float" office:value="10.2" calcext:value-type="float">
              <text:p>10,2</text:p>
            </table:table-cell>
            <table:table-cell table:style-name="ce2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4" office:value-type="date" office:date-value="2018-04-16" calcext:value-type="date">
                <text:p>16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3" calcext:value-type="float">
                <text:p>3</text:p>
              </table:table-cell>
              <table:table-cell table:style-name="ce40"/>
              <table:table-cell table:style-name="ce40" office:value-type="float" office:value="3" calcext:value-type="float">
                <text:p>3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3"/>
              <table:table-cell table:style-name="ce40" table:formula="of:= [.B23] + [.C23] + [.D23] + [.F23] + [.G23] + [.H23] + [.I23]" office:value-type="float" office:value="10" calcext:value-type="float">
                <text:p>10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7" calcext:value-type="date">
                <text:p>17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8" calcext:value-type="float">
                <text:p>8</text:p>
              </table:table-cell>
              <table:table-cell table:style-name="ce41"/>
              <table:table-cell table:style-name="ce41" office:value-type="float" office:value="2" calcext:value-type="float">
                <text:p>2</text:p>
              </table:table-cell>
              <table:table-cell table:style-name="ce41" table:number-columns-repeated="5"/>
              <table:table-cell table:style-name="ce41" table:formula="of:= [.B24] + [.C24] + [.D24] + [.F24] + [.G24] + [.H24] + [.I24]" office:value-type="float" office:value="12" calcext:value-type="float">
                <text:p>12</text:p>
              </table:table-cell>
              <table:table-cell table:style-name="ce41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8" calcext:value-type="date">
                <text:p>18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8" calcext:value-type="float">
                <text:p>8</text:p>
              </table:table-cell>
              <table:table-cell table:style-name="ce41"/>
              <table:table-cell table:style-name="ce41" office:value-type="float" office:value="2" calcext:value-type="float">
                <text:p>2</text:p>
              </table:table-cell>
              <table:table-cell table:style-name="ce41" table:number-columns-repeated="2"/>
              <table:table-cell table:style-name="ce41" office:value-type="float" office:value="1" calcext:value-type="float">
                <text:p>1</text:p>
              </table:table-cell>
              <table:table-cell table:style-name="ce41" table:number-columns-repeated="2"/>
              <table:table-cell table:style-name="ce41" table:formula="of:= [.B25] + [.C25] + [.D25] + [.F25] + [.G25] + [.H25] + [.I25]" office:value-type="float" office:value="13" calcext:value-type="float">
                <text:p>13</text:p>
              </table:table-cell>
              <table:table-cell table:style-name="ce41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19" calcext:value-type="date">
                <text:p>19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6" calcext:value-type="float">
                <text:p>6</text:p>
              </table:table-cell>
              <table:table-cell table:style-name="ce41"/>
              <table:table-cell table:style-name="ce41" office:value-type="float" office:value="2" calcext:value-type="float">
                <text:p>2</text:p>
              </table:table-cell>
              <table:table-cell table:style-name="ce41"/>
              <table:table-cell table:style-name="ce41" office:value-type="float" office:value="2" calcext:value-type="float">
                <text:p>2</text:p>
              </table:table-cell>
              <table:table-cell table:style-name="ce41" table:number-columns-repeated="3"/>
              <table:table-cell table:style-name="ce41" table:formula="of:= [.B26] + [.C26] + [.D26] + [.F26] + [.G26] + [.H26] + [.I26]" office:value-type="float" office:value="12" calcext:value-type="float">
                <text:p>12</text:p>
              </table:table-cell>
              <table:table-cell table:style-name="ce41"/>
              <table:table-cell table:number-columns-repeated="3"/>
            </table:table-row>
            <table:table-row table:style-name="ro43" table:visibility="collapse">
              <table:table-cell table:style-name="ce25" office:value-type="date" office:date-value="2018-04-20" calcext:value-type="date">
                <text:p>20.04.18</text:p>
              </table:table-cell>
              <table:table-cell table:number-columns-repeated="2" table:style-name="ce41" office:value-type="float" office:value="1" calcext:value-type="float">
                <text:p>1</text:p>
              </table:table-cell>
              <table:table-cell table:style-name="ce41" office:value-type="float" office:value="7" calcext:value-type="float">
                <text:p>7</text:p>
              </table:table-cell>
              <table:table-cell table:style-name="ce41"/>
              <table:table-cell table:style-name="ce41" office:value-type="float" office:value="3" calcext:value-type="float">
                <text:p>3</text:p>
              </table:table-cell>
              <table:table-cell table:style-name="ce41"/>
              <table:table-cell table:style-name="ce41" office:value-type="float" office:value="1" calcext:value-type="float">
                <text:p>1</text:p>
              </table:table-cell>
              <table:table-cell table:style-name="ce41" table:number-columns-repeated="3"/>
              <table:table-cell table:style-name="ce41" table:formula="of:= [.B27] + [.C27] + [.D27] + [.F27] + [.G27] + [.H27] + [.I27]" office:value-type="float" office:value="13" calcext:value-type="float">
                <text:p>13</text:p>
              </table:table-cell>
              <table:table-cell table:style-name="ce41"/>
              <table:table-cell table:number-columns-repeated="3"/>
            </table:table-row>
          </table:table-row-group>
          <table:table-row table:style-name="ro47" table:visibility="collapse">
            <table:table-cell table:style-name="ce27" office:value-type="string" calcext:value-type="string">
              <text:p>Неделя</text:p>
            </table:table-cell>
            <table:table-cell table:style-name="ce27" table:formula="of:== ([.B23] + [.B24] + [.B25] + [.B26] + [.B27]) / 5" office:value-type="float" office:value="1" calcext:value-type="float">
              <text:p>1</text:p>
            </table:table-cell>
            <table:table-cell table:style-name="ce27" table:formula="of:== ([.C23] + [.C24] + [.C25] + [.C26] + [.C27]) / 5" office:value-type="float" office:value="1" calcext:value-type="float">
              <text:p>1</text:p>
            </table:table-cell>
            <table:table-cell table:style-name="ce27" table:formula="of:== ([.D23] + [.D24] + [.D25] + [.D26] + [.D27]) / 5" office:value-type="float" office:value="6.4" calcext:value-type="float">
              <text:p>6,4</text:p>
            </table:table-cell>
            <table:table-cell table:style-name="ce27"/>
            <table:table-cell table:style-name="ce27" table:formula="of:== ([.F23] + [.F24] + [.F25] + [.F26] + [.F27]) / 5" office:value-type="float" office:value="2.4" calcext:value-type="float">
              <text:p>2,4</text:p>
            </table:table-cell>
            <table:table-cell table:style-name="ce27" table:formula="of:== ([.G23] + [.G24] + [.G25] + [.G26] + [.G27]) / 5" office:value-type="float" office:value="0" calcext:value-type="float">
              <text:p>0</text:p>
            </table:table-cell>
            <table:table-cell table:style-name="ce27" table:formula="of:== ([.H23] + [.H24] + [.H25] + [.H26] + [.H27]) / 5" office:value-type="float" office:value="1" calcext:value-type="float">
              <text:p>1</text:p>
            </table:table-cell>
            <table:table-cell table:style-name="ce27" table:formula="of:== ([.I23] + [.I24] + [.I25] + [.I26] + [.I27]) / 5" office:value-type="float" office:value="0.2" calcext:value-type="float">
              <text:p>0,2</text:p>
            </table:table-cell>
            <table:table-cell table:style-name="ce27" table:number-columns-repeated="2"/>
            <table:table-cell table:style-name="ce27" table:formula="of:== ([.L23] + [.L24] + [.L25] + [.L26] + [.L27]) / 5" office:value-type="float" office:value="12" calcext:value-type="float">
              <text:p>12</text:p>
            </table:table-cell>
            <table:table-cell table:style-name="ce27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4" office:value-type="date" office:date-value="2018-04-23" calcext:value-type="date">
                <text:p>23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5" calcext:value-type="float">
                <text:p>5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table:formula="of:= [.B29] + [.C29] + [.D29] + [.F29] + [.G29] + [.H29] + [.I29]" office:value-type="float" office:value="10" calcext:value-type="float">
                <text:p>10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4" calcext:value-type="date">
                <text:p>24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7" calcext:value-type="float">
                <text:p>7</text:p>
              </table:table-cell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office:value-type="float" office:value="0.5" calcext:value-type="float">
                <text:p>0,5</text:p>
              </table:table-cell>
              <table:table-cell table:style-name="ce40" table:number-columns-repeated="2"/>
              <table:table-cell table:style-name="ce40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5" calcext:value-type="date">
                <text:p>25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5" calcext:value-type="float">
                <text:p>5</text:p>
              </table:table-cell>
              <table:table-cell table:style-name="ce40" office:value-type="float" office:value="1.5" calcext:value-type="float">
                <text:p>1,5</text:p>
              </table:table-cell>
              <table:table-cell table:style-name="ce40" table:number-columns-repeated="3"/>
              <table:table-cell table:style-name="ce40" office:value-type="float" office:value="0.5" calcext:value-type="float">
                <text:p>0,5</text:p>
              </table:table-cell>
              <table:table-cell table:style-name="ce40" table:number-columns-repeated="2"/>
              <table:table-cell table:style-name="ce40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6" calcext:value-type="date">
                <text:p>26.04.18</text:p>
              </table:table-cell>
              <table:table-cell table:style-name="ce40"/>
              <table:table-cell table:style-name="ce40" office:value-type="float" office:value="1" calcext:value-type="float">
                <text:p>1</text:p>
              </table:table-cell>
              <table:table-cell table:style-name="ce40" office:value-type="float" office:value="7" calcext:value-type="float">
                <text:p>7</text:p>
              </table:table-cell>
              <table:table-cell table:style-name="ce40" office:value-type="float" office:value="1" calcext:value-type="float">
                <text:p>1</text:p>
              </table:table-cell>
              <table:table-cell table:style-name="ce40"/>
              <table:table-cell table:style-name="ce40" office:value-type="float" office:value="2" calcext:value-type="float">
                <text:p>2</text:p>
              </table:table-cell>
              <table:table-cell table:style-name="ce40" table:number-columns-repeated="4"/>
              <table:table-cell table:style-name="ce40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40"/>
              <table:table-cell table:number-columns-repeated="3"/>
            </table:table-row>
            <table:table-row table:style-name="ro43" table:visibility="collapse">
              <table:table-cell table:style-name="ce28" office:value-type="date" office:date-value="2018-04-27" calcext:value-type="date">
                <text:p>27.04.18</text:p>
              </table:table-cell>
              <table:table-cell table:number-columns-repeated="2" table:style-name="ce42" office:value-type="float" office:value="1" calcext:value-type="float">
                <text:p>1</text:p>
              </table:table-cell>
              <table:table-cell table:style-name="ce42" office:value-type="float" office:value="9" calcext:value-type="float">
                <text:p>9</text:p>
              </table:table-cell>
              <table:table-cell table:style-name="ce42" office:value-type="float" office:value="1" calcext:value-type="float">
                <text:p>1</text:p>
              </table:table-cell>
              <table:table-cell table:style-name="ce42" table:number-columns-repeated="3"/>
              <table:table-cell table:style-name="ce42" office:value-type="float" office:value="0.5" calcext:value-type="float">
                <text:p>0,5</text:p>
              </table:table-cell>
              <table:table-cell table:style-name="ce42" table:number-columns-repeated="2"/>
              <table:table-cell table:style-name="ce42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42"/>
              <table:table-cell table:number-columns-repeated="3"/>
            </table:table-row>
            <table:table-row table:style-name="ro43" table:visibility="collapse">
              <table:table-cell table:style-name="ce24" office:value-type="date" office:date-value="2018-04-28" calcext:value-type="date">
                <text:p>28.04.18</text:p>
              </table:table-cell>
              <table:table-cell table:number-columns-repeated="2" table:style-name="ce40" office:value-type="float" office:value="1" calcext:value-type="float">
                <text:p>1</text:p>
              </table:table-cell>
              <table:table-cell table:style-name="ce40" office:value-type="float" office:value="5" calcext:value-type="float">
                <text:p>5</text:p>
              </table:table-cell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2"/>
              <table:table-cell table:style-name="ce40" office:value-type="float" office:value="1" calcext:value-type="float">
                <text:p>1</text:p>
              </table:table-cell>
              <table:table-cell table:style-name="ce40" table:number-columns-repeated="3"/>
              <table:table-cell table:style-name="ce40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40"/>
              <table:table-cell table:number-columns-repeated="3"/>
            </table:table-row>
          </table:table-row-group>
          <table:table-row table:style-name="ro46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26" table:formula="of:== ([.C29] + [.C30] + [.C31] + [.C32] + [.C33] + [.C34]) / 6" office:value-type="float" office:value="1" calcext:value-type="float">
              <text:p>1</text:p>
            </table:table-cell>
            <table:table-cell table:style-name="ce26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26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26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26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26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26" table:formula="of:== ([.I29] + [.I30] + [.I31] + [.I32] + [.I33] + [.I34]) / 6" office:value-type="float" office:value="0.25" calcext:value-type="float">
              <text:p>0,25</text:p>
            </table:table-cell>
            <table:table-cell table:style-name="ce26" table:number-columns-repeated="2"/>
            <table:table-cell table:style-name="ce26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26"/>
            <table:table-cell table:number-columns-repeated="3"/>
          </table:table-row>
        </table:table-row-group>
        <table:table-row table:style-name="ro48">
          <table:table-cell table:style-name="ce29" office:value-type="string" calcext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29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2" office:value-type="date" office:date-value="2018-05-07" calcext:value-type="date">
              <text:p>07.05.18</text:p>
            </table:table-cell>
            <table:table-cell table:style-name="ce39" table:number-columns-repeated="2"/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1.5" calcext:value-type="float">
              <text:p>1,5</text:p>
            </table:table-cell>
            <table:table-cell table:style-name="ce39" office:value-type="float" office:value="0.75" calcext:value-type="float">
              <text:p>0,75</text:p>
            </table:table-cell>
            <table:table-cell table:style-name="ce39" table:number-columns-repeated="2"/>
            <table:table-cell table:style-name="ce39" office:value-type="float" office:value="0.75" calcext:value-type="float">
              <text:p>0,75</text:p>
            </table:table-cell>
            <table:table-cell table:style-name="ce39" table:number-columns-repeated="2"/>
            <table:table-cell table:style-name="ce3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3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22" office:value-type="date" office:date-value="2018-05-08" calcext:value-type="date">
              <text:p>08.05.18</text:p>
            </table:table-cell>
            <table:table-cell table:number-columns-repeated="2" table:style-name="ce39" office:value-type="float" office:value="1.5" calcext:value-type="float">
              <text:p>1,5</text:p>
            </table:table-cell>
            <table:table-cell table:style-name="ce39"/>
            <table:table-cell table:style-name="ce39" office:value-type="float" office:value="1.5" calcext:value-type="float">
              <text:p>1,5</text:p>
            </table:table-cell>
            <table:table-cell table:number-columns-repeated="2" table:style-name="ce39" office:value-type="float" office:value="0.75" calcext:value-type="float">
              <text:p>0,75</text:p>
            </table:table-cell>
            <table:table-cell table:style-name="ce39" table:number-columns-repeated="4"/>
            <table:table-cell table:style-name="ce39" table:formula="of:= [.B38] + [.C38] + [.D38] + [.E38] + [.F38] + [.G38] + [.H38] + [.I38]" office:value-type="float" office:value="6" calcext:value-type="float">
              <text:p>6</text:p>
            </table:table-cell>
            <table:table-cell table:style-name="ce3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30" office:value-type="date" office:date-value="2018-05-09" calcext:value-type="date">
              <text:p>09.05.18</text:p>
            </table:table-cell>
            <table:table-cell table:style-name="ce43" office:value-type="float" office:value="1" calcext:value-type="float">
              <text:p>1</text:p>
            </table:table-cell>
            <table:table-cell table:style-name="ce43" office:value-type="float" office:value="1.5" calcext:value-type="float">
              <text:p>1,5</text:p>
            </table:table-cell>
            <table:table-cell table:style-name="ce43" office:value-type="float" office:value="6" calcext:value-type="float">
              <text:p>6</text:p>
            </table:table-cell>
            <table:table-cell table:style-name="ce43" office:value-type="float" office:value="1.5" calcext:value-type="float">
              <text:p>1,5</text:p>
            </table:table-cell>
            <table:table-cell table:style-name="ce43" office:value-type="float" office:value="0.75" calcext:value-type="float">
              <text:p>0,75</text:p>
            </table:table-cell>
            <table:table-cell table:style-name="ce43" table:number-columns-repeated="2"/>
            <table:table-cell table:style-name="ce43" office:value-type="float" office:value="1" calcext:value-type="float">
              <text:p>1</text:p>
            </table:table-cell>
            <table:table-cell table:style-name="ce43" office:value-type="float" office:value="0.33" calcext:value-type="float">
              <text:p>0,33</text:p>
            </table:table-cell>
            <table:table-cell table:style-name="ce43"/>
            <table:table-cell table:style-name="ce43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4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30" office:value-type="date" office:date-value="2018-05-10" calcext:value-type="date">
              <text:p>10.05.18</text:p>
            </table:table-cell>
            <table:table-cell table:number-columns-repeated="2" table:style-name="ce43" office:value-type="float" office:value="1" calcext:value-type="float">
              <text:p>1</text:p>
            </table:table-cell>
            <table:table-cell table:style-name="ce43" office:value-type="float" office:value="3" calcext:value-type="float">
              <text:p>3</text:p>
            </table:table-cell>
            <table:table-cell table:style-name="ce43" office:value-type="float" office:value="1" calcext:value-type="float">
              <text:p>1</text:p>
            </table:table-cell>
            <table:table-cell table:style-name="ce43" office:value-type="float" office:value="3" calcext:value-type="float">
              <text:p>3</text:p>
            </table:table-cell>
            <table:table-cell table:style-name="ce43" table:number-columns-repeated="2"/>
            <table:table-cell table:style-name="ce43" office:value-type="float" office:value="1" calcext:value-type="float">
              <text:p>1</text:p>
            </table:table-cell>
            <table:table-cell table:style-name="ce43" office:value-type="float" office:value="2" calcext:value-type="float">
              <text:p>2</text:p>
            </table:table-cell>
            <table:table-cell table:style-name="ce43"/>
            <table:table-cell table:style-name="ce43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43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 ([.B37] + [.B38] + [.B39] + [.B40]) / 4" office:value-type="float" office:value="0.875" calcext:value-type="float">
              <text:p>0,88</text:p>
            </table:table-cell>
            <table:table-cell table:style-name="ce26" table:formula="of:== ([.C37] + [.C38] + [.C39] + [.C40]) / 4" office:value-type="float" office:value="1" calcext:value-type="float">
              <text:p>1</text:p>
            </table:table-cell>
            <table:table-cell table:style-name="ce26" table:formula="of:== ([.D37] + [.D38] + [.D39] + [.D40]) / 4" office:value-type="float" office:value="3" calcext:value-type="float">
              <text:p>3</text:p>
            </table:table-cell>
            <table:table-cell table:style-name="ce26" table:formula="of:== ([.E37] + [.E38] + [.E39] + [.E40]) / 4" office:value-type="float" office:value="1.375" calcext:value-type="float">
              <text:p>1,38</text:p>
            </table:table-cell>
            <table:table-cell table:style-name="ce26" table:formula="of:== ([.F37] + [.F38] + [.F39] + [.F40]) / 4" office:value-type="float" office:value="1.3125" calcext:value-type="float">
              <text:p>1,31</text:p>
            </table:table-cell>
            <table:table-cell table:style-name="ce26" table:formula="of:== ([.G37] + [.G38] + [.G39] + [.G40]) / 4" office:value-type="float" office:value="0.1875" calcext:value-type="float">
              <text:p>0,19</text:p>
            </table:table-cell>
            <table:table-cell table:style-name="ce26" table:formula="of:== ([.H37] + [.H38] + [.H39] + [.H40]) / 4" office:value-type="float" office:value="0" calcext:value-type="float">
              <text:p>0</text:p>
            </table:table-cell>
            <table:table-cell table:style-name="ce26" table:formula="of:== ([.I37] + [.I38] + [.I39] + [.I40]) / 4" office:value-type="float" office:value="0.6875" calcext:value-type="float">
              <text:p>0,69</text:p>
            </table:table-cell>
            <table:table-cell table:style-name="ce26" table:formula="of:== ([.J37] + [.J38] + [.J39] + [.J40]) / 4" office:value-type="float" office:value="0.5825" calcext:value-type="float">
              <text:p>0,58</text:p>
            </table:table-cell>
            <table:table-cell table:style-name="ce26"/>
            <table:table-cell table:style-name="ce26" table:formula="of:== ([.L37] + [.L38] + [.L39] + [.L40]) / 4" office:value-type="float" office:value="9.02" calcext:value-type="float">
              <text:p>9,02</text:p>
            </table:table-cell>
            <table:table-cell table:style-name="ce2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5-14" calcext:value-type="date">
                <text:p>14.05.18</text:p>
              </table:table-cell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 office:value-type="float" office:value="2" calcext:value-type="float">
                <text:p>2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office:value-type="float" office:value="1" calcext:value-type="float">
                <text:p>1</text:p>
              </table:table-cell>
              <table:table-cell table:style-name="ce38"/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/>
              <table:table-cell table:style-name="ce38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table:style-name="ce21" office:value-type="date" office:date-value="2018-05-15" calcext:value-type="date">
                <text:p>15.05.18</text:p>
              </table:table-cell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 office:value-type="float" office:value="3" calcext:value-type="float">
                <text:p>3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/>
              <table:table-cell table:style-name="ce38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table:style-name="ce21" office:value-type="date" office:date-value="2018-05-16" calcext:value-type="date">
                <text:p>16.05.18</text:p>
              </table:table-cell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 office:value-type="float" office:value="4" calcext:value-type="float">
                <text:p>4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table:number-columns-repeated="2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0.33" calcext:value-type="float">
                <text:p>0,33</text:p>
              </table:table-cell>
              <table:table-cell table:style-name="ce38"/>
              <table:table-cell table:style-name="ce38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table:style-name="ce21" office:value-type="date" office:date-value="2018-05-17" calcext:value-type="date">
                <text:p>17.05.18</text:p>
              </table:table-cell>
              <table:table-cell table:number-columns-repeated="2" table:style-name="ce38" office:value-type="float" office:value="1" calcext:value-type="float">
                <text:p>1</text:p>
              </table:table-cell>
              <table:table-cell table:style-name="ce38" office:value-type="float" office:value="5" calcext:value-type="float">
                <text:p>5</text:p>
              </table:table-cell>
              <table:table-cell table:style-name="ce38"/>
              <table:table-cell table:style-name="ce38" office:value-type="float" office:value="2.5" calcext:value-type="float">
                <text:p>2,5</text:p>
              </table:table-cell>
              <table:table-cell table:style-name="ce38" table:number-columns-repeated="2"/>
              <table:table-cell table:style-name="ce38" office:value-type="float" office:value="0.5" calcext:value-type="float">
                <text:p>0,5</text:p>
              </table:table-cell>
              <table:table-cell table:style-name="ce38" office:value-type="float" office:value="1" calcext:value-type="float">
                <text:p>1</text:p>
              </table:table-cell>
              <table:table-cell table:style-name="ce38"/>
              <table:table-cell table:style-name="ce38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table:style-name="ce30" office:value-type="date" office:date-value="2018-05-18" calcext:value-type="date">
                <text:p>18.05.18</text:p>
              </table:table-cell>
              <table:table-cell table:number-columns-repeated="2" table:style-name="ce43" office:value-type="float" office:value="1" calcext:value-type="float">
                <text:p>1</text:p>
              </table:table-cell>
              <table:table-cell table:style-name="ce43" office:value-type="float" office:value="5" calcext:value-type="float">
                <text:p>5</text:p>
              </table:table-cell>
              <table:table-cell table:style-name="ce43"/>
              <table:table-cell table:style-name="ce43" office:value-type="float" office:value="2.5" calcext:value-type="float">
                <text:p>2,5</text:p>
              </table:table-cell>
              <table:table-cell table:style-name="ce43" office:value-type="float" office:value="1" calcext:value-type="float">
                <text:p>1</text:p>
              </table:table-cell>
              <table:table-cell table:style-name="ce43"/>
              <table:table-cell table:style-name="ce43" office:value-type="float" office:value="0.5" calcext:value-type="float">
                <text:p>0,5</text:p>
              </table:table-cell>
              <table:table-cell table:style-name="ce43" office:value-type="float" office:value="1" calcext:value-type="float">
                <text:p>1</text:p>
              </table:table-cell>
              <table:table-cell table:style-name="ce43"/>
              <table:table-cell table:style-name="ce43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43"/>
              <table:table-cell table:number-columns-repeated="3"/>
            </table:table-row>
          </table:table-row-group>
          <table:table-row table:style-name="ro50" table:visibility="collapse">
            <table:table-cell table:style-name="ce26" office:value-type="string" calcext:value-type="string">
              <text:p>Неделя</text:p>
            </table:table-cell>
            <table:table-cell table:style-name="ce26" table:formula="of:== ([.B42] + [.B43] + [.B44] + [.B45] + [.B46]) / 5" office:value-type="float" office:value="1" calcext:value-type="float">
              <text:p>1</text:p>
            </table:table-cell>
            <table:table-cell table:style-name="ce26" table:formula="of:== ([.C42] + [.C43] + [.C44] + [.C45] + [.C46]) / 5" office:value-type="float" office:value="1" calcext:value-type="float">
              <text:p>1</text:p>
            </table:table-cell>
            <table:table-cell table:style-name="ce26" table:formula="of:== ([.D42] + [.D43] + [.D44] + [.D45] + [.D46]) / 5" office:value-type="float" office:value="3.8" calcext:value-type="float">
              <text:p>3,8</text:p>
            </table:table-cell>
            <table:table-cell table:style-name="ce26" table:formula="of:== ([.E42] + [.E43] + [.E44] + [.E45] + [.E46]) / 5" office:value-type="float" office:value="0" calcext:value-type="float">
              <text:p>0</text:p>
            </table:table-cell>
            <table:table-cell table:style-name="ce26" table:formula="of:== ([.F42] + [.F43] + [.F44] + [.F45] + [.F46]) / 5" office:value-type="float" office:value="2.2" calcext:value-type="float">
              <text:p>2,2</text:p>
            </table:table-cell>
            <table:table-cell table:style-name="ce26" table:formula="of:== ([.G42] + [.G43] + [.G44] + [.G45] + [.G46]) / 5" office:value-type="float" office:value="0.4" calcext:value-type="float">
              <text:p>0,4</text:p>
            </table:table-cell>
            <table:table-cell table:style-name="ce26" table:formula="of:== ([.H42] + [.H43] + [.H44] + [.H45] + [.H46]) / 5" office:value-type="float" office:value="0.4" calcext:value-type="float">
              <text:p>0,4</text:p>
            </table:table-cell>
            <table:table-cell table:style-name="ce26" table:formula="of:== ([.I42] + [.I43] + [.I44] + [.I45] + [.I46]) / 5" office:value-type="float" office:value="0.6" calcext:value-type="float">
              <text:p>0,6</text:p>
            </table:table-cell>
            <table:table-cell table:style-name="ce26" table:formula="of:== ([.J42] + [.J43] + [.J44] + [.J45] + [.J46]) / 5" office:value-type="float" office:value="1.066" calcext:value-type="float">
              <text:p>1,07</text:p>
            </table:table-cell>
            <table:table-cell table:style-name="ce26"/>
            <table:table-cell table:style-name="ce26" table:formula="of:== ([.L42] + [.L43] + [.L44] + [.L45] + [.L46]) / 5" office:value-type="float" office:value="10.466" calcext:value-type="float">
              <text:p>10,47</text:p>
            </table:table-cell>
            <table:table-cell table:style-name="ce48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21" office:value-type="date" office:date-value="2018-05-24" calcext:value-type="date">
                <text:p>24.05.18</text:p>
              </table:table-cell>
              <table:table-cell table:style-name="ce38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5" calcext:value-type="float">
                <text:p>5</text:p>
              </table:table-cell>
              <table:table-cell table:style-name="ce38"/>
              <table:table-cell table:style-name="ce38" office:value-type="float" office:value="1.5" calcext:value-type="float">
                <text:p>1,5</text:p>
              </table:table-cell>
              <table:table-cell table:style-name="ce38" table:number-columns-repeated="2"/>
              <table:table-cell table:style-name="ce38" office:value-type="float" office:value="1.5" calcext:value-type="float">
                <text:p>1,5</text:p>
              </table:table-cell>
              <table:table-cell table:style-name="ce38" office:value-type="float" office:value="0.66" calcext:value-type="float">
                <text:p>0,66</text:p>
              </table:table-cell>
              <table:table-cell table:style-name="ce38"/>
              <table:table-cell table:style-name="ce38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48] + [.B49] + [.B50] + [.B51] + [.B52]) / 5" office:value-type="float" office:value="0.4" calcext:value-type="float">
              <text:p>0,4</text:p>
            </table:table-cell>
            <table:table-cell table:style-name="ce32" table:formula="of:== ( [.C48] + [.C49] + [.C50] + [.C51] + [.C52]) / 5" office:value-type="float" office:value="1" calcext:value-type="float">
              <text:p>1</text:p>
            </table:table-cell>
            <table:table-cell table:style-name="ce32" table:formula="of:== ( [.D48] + [.D49] + [.D50] + [.D51] + [.D52]) / 5" office:value-type="float" office:value="5.9" calcext:value-type="float">
              <text:p>5,9</text:p>
            </table:table-cell>
            <table:table-cell table:style-name="ce32" table:formula="of:== ( [.E48] + [.E49] + [.E50] + [.E51] + [.E52]) / 5" office:value-type="float" office:value="0" calcext:value-type="float">
              <text:p>0</text:p>
            </table:table-cell>
            <table:table-cell table:style-name="ce32" table:formula="of:== ( [.F48] + [.F49] + [.F50] + [.F51] + [.F52]) / 5" office:value-type="float" office:value="2.3" calcext:value-type="float">
              <text:p>2,3</text:p>
            </table:table-cell>
            <table:table-cell table:style-name="ce32" table:formula="of:== ( [.G48] + [.G49] + [.G50] + [.G51] + [.G52]) / 5" office:value-type="float" office:value="0.2" calcext:value-type="float">
              <text:p>0,2</text:p>
            </table:table-cell>
            <table:table-cell table:style-name="ce32" table:formula="of:== ( [.H48] + [.H49] + [.H50] + [.H51] + [.H52]) / 5" office:value-type="float" office:value="0.3" calcext:value-type="float">
              <text:p>0,3</text:p>
            </table:table-cell>
            <table:table-cell table:style-name="ce32" table:formula="of:== ( [.I48] + [.I49] + [.I50] + [.I51] + [.I52]) / 5" office:value-type="float" office:value="0.7" calcext:value-type="float">
              <text:p>0,7</text:p>
            </table:table-cell>
            <table:table-cell table:style-name="ce32" table:formula="of:== ( [.J48] + [.J49] + [.J50] + [.J51] + [.J52]) / 5" office:value-type="float" office:value="1.196" calcext:value-type="float">
              <text:p>1,2</text:p>
            </table:table-cell>
            <table:table-cell table:style-name="ce32"/>
            <table:table-cell table:style-name="ce32" table:formula="of:== ( [.L48] + [.L49] + [.L50] + [.L51] + [.L52]) / 5" office:value-type="float" office:value="11.996" calcext:value-type="float">
              <text:p>1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33" office:value-type="date" office:date-value="2018-05-31" calcext:value-type="date">
                <text:p>31.05.18</text:p>
              </table:table-cell>
              <table:table-cell table:number-columns-repeated="2" table:style-name="ce45" office:value-type="float" office:value="1" calcext:value-type="float">
                <text:p>1</text:p>
              </table:table-cell>
              <table:table-cell table:style-name="ce45" office:value-type="float" office:value="9" calcext:value-type="float">
                <text:p>9</text:p>
              </table:table-cell>
              <table:table-cell table:style-name="ce45"/>
              <table:table-cell table:style-name="ce45" office:value-type="float" office:value="2" calcext:value-type="float">
                <text:p>2</text:p>
              </table:table-cell>
              <table:table-cell table:style-name="ce45" office:value-type="float" office:value="1" calcext:value-type="float">
                <text:p>1</text:p>
              </table:table-cell>
              <table:table-cell table:style-name="ce45" table:number-columns-repeated="2"/>
              <table:table-cell table:style-name="ce45" office:value-type="float" office:value="1" calcext:value-type="float">
                <text:p>1</text:p>
              </table:table-cell>
              <table:table-cell table:style-name="ce45"/>
              <table:table-cell table:style-name="ce45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45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54] + [.B55] + [.B56] + [.B57] + [.B58]) / 5" office:value-type="float" office:value="0.6" calcext:value-type="float">
              <text:p>0,6</text:p>
            </table:table-cell>
            <table:table-cell table:style-name="ce32" table:formula="of:== ( [.C54] + [.C55] + [.C56] + [.C57] + [.C58]) / 5" office:value-type="float" office:value="1" calcext:value-type="float">
              <text:p>1</text:p>
            </table:table-cell>
            <table:table-cell table:style-name="ce32" table:formula="of:== ( [.D54] + [.D55] + [.D56] + [.D57] + [.D58]) / 5" office:value-type="float" office:value="7.4" calcext:value-type="float">
              <text:p>7,4</text:p>
            </table:table-cell>
            <table:table-cell table:style-name="ce32" table:formula="of:== ( [.E54] + [.E55] + [.E56] + [.E57] + [.E58]) / 5" office:value-type="float" office:value="0" calcext:value-type="float">
              <text:p>0</text:p>
            </table:table-cell>
            <table:table-cell table:style-name="ce32" table:formula="of:== ( [.F54] + [.F55] + [.F56] + [.F57] + [.F58]) / 5" office:value-type="float" office:value="2.3" calcext:value-type="float">
              <text:p>2,3</text:p>
            </table:table-cell>
            <table:table-cell table:style-name="ce32" table:formula="of:== ( [.G54] + [.G55] + [.G56] + [.G57] + [.G58]) / 5" office:value-type="float" office:value="0.5" calcext:value-type="float">
              <text:p>0,5</text:p>
            </table:table-cell>
            <table:table-cell table:style-name="ce32" table:formula="of:== ( [.H54] + [.H55] + [.H56] + [.H57] + [.H58]) / 5" office:value-type="float" office:value="0.2" calcext:value-type="float">
              <text:p>0,2</text:p>
            </table:table-cell>
            <table:table-cell table:style-name="ce32" table:formula="of:== ( [.I54] + [.I55] + [.I56] + [.I57] + [.I58]) / 5" office:value-type="float" office:value="0.2" calcext:value-type="float">
              <text:p>0,2</text:p>
            </table:table-cell>
            <table:table-cell table:style-name="ce32" table:formula="of:== ( [.J54] + [.J55] + [.J56] + [.J57] + [.J58]) / 5" office:value-type="float" office:value="1.264" calcext:value-type="float">
              <text:p>1,26</text:p>
            </table:table-cell>
            <table:table-cell table:style-name="ce32"/>
            <table:table-cell table:style-name="ce32" table:formula="of:== ( [.L54] + [.L55] + [.L56] + [.L57] + [.L58]) / 5" office:value-type="float" office:value="13.464" calcext:value-type="float">
              <text:p>13,46</text:p>
            </table:table-cell>
            <table:table-cell table:style-name="ce32"/>
            <table:table-cell table:number-columns-repeated="3"/>
          </table:table-row>
        </table:table-row-group>
        <table:table-row table:style-name="ro53">
          <table:table-cell table:style-name="ce29" office:value-type="string" calcext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29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1" office:value-type="date" office:date-value="2018-06-04" calcext:value-type="date">
              <text:p>04.06.18</text:p>
            </table:table-cell>
            <table:table-cell table:style-name="ce38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office:value-type="float" office:value="0.5" calcext:value-type="float">
              <text:p>0,5</text:p>
            </table:table-cell>
            <table:table-cell table:style-name="ce38" office:value-type="float" office:value="0.66" calcext:value-type="float">
              <text:p>0,66</text:p>
            </table:table-cell>
            <table:table-cell table:style-name="ce38"/>
            <table:table-cell table:style-name="ce38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33" office:value-type="date" office:date-value="2018-06-06" calcext:value-type="date">
              <text:p>06.06.18</text:p>
            </table:table-cell>
            <table:table-cell table:number-columns-repeated="2" table:style-name="ce45" office:value-type="float" office:value="1" calcext:value-type="float">
              <text:p>1</text:p>
            </table:table-cell>
            <table:table-cell table:style-name="ce45" office:value-type="float" office:value="10" calcext:value-type="float">
              <text:p>10</text:p>
            </table:table-cell>
            <table:table-cell table:style-name="ce45"/>
            <table:table-cell table:style-name="ce45" office:value-type="float" office:value="2" calcext:value-type="float">
              <text:p>2</text:p>
            </table:table-cell>
            <table:table-cell table:style-name="ce45" table:number-columns-repeated="2"/>
            <table:table-cell table:number-columns-repeated="2" table:style-name="ce45" office:value-type="float" office:value="1" calcext:value-type="float">
              <text:p>1</text:p>
            </table:table-cell>
            <table:table-cell table:style-name="ce45"/>
            <table:table-cell table:style-name="ce45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45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6-07" calcext:value-type="date">
              <text:p>07.06.18</text:p>
            </table:table-cell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table:style-name="ce21" office:value-type="date" office:date-value="2018-06-08" calcext:value-type="date">
              <text:p>08.06.18</text:p>
            </table:table-cell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 table:number-columns-repeated="5"/>
            <table:table-cell table:style-name="ce38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32" table:formula="of:== ( [.C61] + [.C62] + [.C63] + [.C64] + [.C65] + [.C66]) / 6" office:value-type="float" office:value="1" calcext:value-type="float">
              <text:p>1</text:p>
            </table:table-cell>
            <table:table-cell table:style-name="ce32" table:formula="of:== ( [.D61] + [.D62] + [.D63] + [.D64] + [.D65] + [.D66]) / 6" office:value-type="float" office:value="6" calcext:value-type="float">
              <text:p>6</text:p>
            </table:table-cell>
            <table:table-cell table:style-name="ce32" table:formula="of:== ( [.E61] + [.E62] + [.E63] + [.E64] + [.E65] + [.E66]) / 6" office:value-type="float" office:value="0" calcext:value-type="float">
              <text:p>0</text:p>
            </table:table-cell>
            <table:table-cell table:style-name="ce32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32" table:formula="of:== ( [.G61] + [.G62] + [.G63] + [.G64] + [.G65] + [.G66]) / 6" office:value-type="float" office:value="0.5" calcext:value-type="float">
              <text:p>0,5</text:p>
            </table:table-cell>
            <table:table-cell table:style-name="ce32" table:formula="of:== ( [.H61] + [.H62] + [.H63] + [.H64] + [.H65] + [.H66]) / 6" office:value-type="float" office:value="0" calcext:value-type="float">
              <text:p>0</text:p>
            </table:table-cell>
            <table:table-cell table:style-name="ce32" table:formula="of:== ( [.I61] + [.I62] + [.I63] + [.I64] + [.I65] + [.I66]) / 6" office:value-type="float" office:value="0.75" calcext:value-type="float">
              <text:p>0,75</text:p>
            </table:table-cell>
            <table:table-cell table:style-name="ce32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32"/>
            <table:table-cell table:style-name="ce32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3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6-13" calcext:value-type="date">
                <text:p>13.06.18</text:p>
              </table:table-cell>
              <table:table-cell table:style-name="ce38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6.5" calcext:value-type="float">
                <text:p>6,5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table:number-columns-repeated="2"/>
              <table:table-cell table:style-name="ce38" office:value-type="float" office:value="1" calcext:value-type="float">
                <text:p>1</text:p>
              </table:table-cell>
              <table:table-cell table:style-name="ce38" table:number-columns-repeated="2"/>
              <table:table-cell table:style-name="ce38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 [.B68] + [.B69] + [.B70]) / 3" office:value-type="float" office:value="0.666666666666667" calcext:value-type="float">
              <text:p>0,67</text:p>
            </table:table-cell>
            <table:table-cell table:style-name="ce32" table:formula="of:== ( [.C68] + [.C69] + [.C70]) / 3" office:value-type="float" office:value="1" calcext:value-type="float">
              <text:p>1</text:p>
            </table:table-cell>
            <table:table-cell table:style-name="ce32" table:formula="of:== ( [.D68] + [.D69] + [.D70]) / 3" office:value-type="float" office:value="6.5" calcext:value-type="float">
              <text:p>6,5</text:p>
            </table:table-cell>
            <table:table-cell table:style-name="ce32" table:formula="of:== ( [.E68] + [.E69] + [.E70]) / 3" office:value-type="float" office:value="0" calcext:value-type="float">
              <text:p>0</text:p>
            </table:table-cell>
            <table:table-cell table:style-name="ce32" table:formula="of:== ( [.F68] + [.F69] + [.F70]) / 3" office:value-type="float" office:value="2" calcext:value-type="float">
              <text:p>2</text:p>
            </table:table-cell>
            <table:table-cell table:style-name="ce32" table:formula="of:== ( [.G68] + [.G69] + [.G70]) / 3" office:value-type="float" office:value="0.5" calcext:value-type="float">
              <text:p>0,5</text:p>
            </table:table-cell>
            <table:table-cell table:style-name="ce32" table:formula="of:== ( [.H68] + [.H69] + [.H70]) / 3" office:value-type="float" office:value="0" calcext:value-type="float">
              <text:p>0</text:p>
            </table:table-cell>
            <table:table-cell table:style-name="ce32" table:formula="of:== ( [.I68] + [.I69] + [.I70]) / 3" office:value-type="float" office:value="0.666666666666667" calcext:value-type="float">
              <text:p>0,67</text:p>
            </table:table-cell>
            <table:table-cell table:style-name="ce32" table:formula="of:== ( [.J68] + [.J69] + [.J70]) / 3" office:value-type="float" office:value="0.666666666666667" calcext:value-type="float">
              <text:p>0,67</text:p>
            </table:table-cell>
            <table:table-cell table:style-name="ce32"/>
            <table:table-cell table:style-name="ce32" table:formula="of:== ( [.L68] + [.L69] + [.L70]) / 3" office:value-type="float" office:value="12" calcext:value-type="float">
              <text:p>12</text:p>
            </table:table-cell>
            <table:table-cell table:style-name="ce32"/>
            <table:table-cell table:style-name="ce50" table:number-columns-repeated="3"/>
          </table:table-row>
          <table:table-row-group table:display="false">
            <table:table-row table:style-name="ro43" table:visibility="collapse">
              <table:table-cell table:style-name="ce33" office:value-type="date" office:date-value="2018-06-18" calcext:value-type="date">
                <text:p>18.06.18</text:p>
              </table:table-cell>
              <table:table-cell table:number-columns-repeated="2" table:style-name="ce45" office:value-type="float" office:value="1" calcext:value-type="float">
                <text:p>1</text:p>
              </table:table-cell>
              <table:table-cell table:style-name="ce45" office:value-type="float" office:value="10" calcext:value-type="float">
                <text:p>10</text:p>
              </table:table-cell>
              <table:table-cell table:style-name="ce45"/>
              <table:table-cell table:style-name="ce45" office:value-type="float" office:value="3" calcext:value-type="float">
                <text:p>3</text:p>
              </table:table-cell>
              <table:table-cell table:style-name="ce45" table:number-columns-repeated="3"/>
              <table:table-cell table:style-name="ce45" office:value-type="float" office:value="0.66" calcext:value-type="float">
                <text:p>0,66</text:p>
              </table:table-cell>
              <table:table-cell table:style-name="ce45"/>
              <table:table-cell table:style-name="ce45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45"/>
              <table:table-cell table:number-columns-repeated="3"/>
            </table:table-row>
            <table:table-row table:style-name="ro43" table:visibility="collapse">
              <table:table-cell table:style-name="ce22" office:value-type="date" office:date-value="2018-06-19" calcext:value-type="date">
                <text:p>19.06.18</text:p>
              </table:table-cell>
              <table:table-cell table:number-columns-repeated="2" table:style-name="ce39" office:value-type="float" office:value="1" calcext:value-type="float">
                <text:p>1</text:p>
              </table:table-cell>
              <table:table-cell table:style-name="ce39" office:value-type="float" office:value="3" calcext:value-type="float">
                <text:p>3</text:p>
              </table:table-cell>
              <table:table-cell table:style-name="ce39"/>
              <table:table-cell table:style-name="ce39" office:value-type="float" office:value="2" calcext:value-type="float">
                <text:p>2</text:p>
              </table:table-cell>
              <table:table-cell table:style-name="ce39" table:number-columns-repeated="2"/>
              <table:table-cell table:style-name="ce39" office:value-type="float" office:value="0.5" calcext:value-type="float">
                <text:p>0,5</text:p>
              </table:table-cell>
              <table:table-cell table:style-name="ce39" office:value-type="float" office:value="0.33" calcext:value-type="float">
                <text:p>0,33</text:p>
              </table:table-cell>
              <table:table-cell table:style-name="ce39"/>
              <table:table-cell table:style-name="ce39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39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72] + [.B73] + [.B74] + [.B75] + [.B76]) / 5" office:value-type="float" office:value="0.8" calcext:value-type="float">
              <text:p>0,8</text:p>
            </table:table-cell>
            <table:table-cell table:style-name="ce32" table:formula="of:== ([.C72] + [.C73] + [.C74] + [.C75] + [.C76]) / 5" office:value-type="float" office:value="1" calcext:value-type="float">
              <text:p>1</text:p>
            </table:table-cell>
            <table:table-cell table:style-name="ce32" table:formula="of:== ([.D72] + [.D73] + [.D74] + [.D75] + [.D76]) / 5" office:value-type="float" office:value="7.4" calcext:value-type="float">
              <text:p>7,4</text:p>
            </table:table-cell>
            <table:table-cell table:style-name="ce32" table:formula="of:== ([.E72] + [.E73] + [.E74] + [.E75] + [.E76]) / 5" office:value-type="float" office:value="0.2" calcext:value-type="float">
              <text:p>0,2</text:p>
            </table:table-cell>
            <table:table-cell table:style-name="ce32" table:formula="of:== ([.F72] + [.F73] + [.F74] + [.F75] + [.F76]) / 5" office:value-type="float" office:value="1.9" calcext:value-type="float">
              <text:p>1,9</text:p>
            </table:table-cell>
            <table:table-cell table:style-name="ce32" table:formula="of:== ([.G72] + [.G73] + [.G74] + [.G75] + [.G76]) / 5" office:value-type="float" office:value="0.3" calcext:value-type="float">
              <text:p>0,3</text:p>
            </table:table-cell>
            <table:table-cell table:style-name="ce32" table:formula="of:== ([.H72] + [.H73] + [.H74] + [.H75] + [.H76]) / 5" office:value-type="float" office:value="0" calcext:value-type="float">
              <text:p>0</text:p>
            </table:table-cell>
            <table:table-cell table:style-name="ce32" table:formula="of:== ([.I72] + [.I73] + [.I74] + [.I75] + [.I76]) / 5" office:value-type="float" office:value="0.4" calcext:value-type="float">
              <text:p>0,4</text:p>
            </table:table-cell>
            <table:table-cell table:style-name="ce32" table:formula="of:== ([.J72] + [.J73] + [.J74] + [.J75] + [.J76]) / 5" office:value-type="float" office:value="0.598" calcext:value-type="float">
              <text:p>0,6</text:p>
            </table:table-cell>
            <table:table-cell table:style-name="ce32"/>
            <table:table-cell table:style-name="ce32" table:formula="of:== ([.L72] + [.L73] + [.L74] + [.L75] + [.L76]) / 5" office:value-type="float" office:value="12.598" calcext:value-type="float">
              <text:p>12,6</text:p>
            </table:table-cell>
            <table:table-cell table:style-name="ce4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21" office:value-type="date" office:date-value="2018-06-25" calcext:value-type="date">
                <text:p>25.06.18</text:p>
              </table:table-cell>
              <table:table-cell table:style-name="ce38"/>
              <table:table-cell table:style-name="ce38" office:value-type="float" office:value="1" calcext:value-type="float">
                <text:p>1</text:p>
              </table:table-cell>
              <table:table-cell table:style-name="ce38" office:value-type="float" office:value="5" calcext:value-type="float">
                <text:p>5</text:p>
              </table:table-cell>
              <table:table-cell table:style-name="ce38"/>
              <table:table-cell table:style-name="ce38" office:value-type="float" office:value="2" calcext:value-type="float">
                <text:p>2</text:p>
              </table:table-cell>
              <table:table-cell table:style-name="ce38" table:number-columns-repeated="2"/>
              <table:table-cell table:style-name="ce38" office:value-type="float" office:value="0.5" calcext:value-type="float">
                <text:p>0,5</text:p>
              </table:table-cell>
              <table:table-cell table:style-name="ce38" office:value-type="float" office:value="0.66" calcext:value-type="float">
                <text:p>0,66</text:p>
              </table:table-cell>
              <table:table-cell table:style-name="ce38"/>
              <table:table-cell table:style-name="ce38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38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32" office:value-type="string" calcext:value-type="string">
              <text:p>Неделя</text:p>
            </table:table-cell>
            <table:table-cell table:style-name="ce32" table:formula="of:== ([.B78] + [.B79] + [.B80] + [.B81] + [.B82]) / 5" office:value-type="float" office:value="0.4" calcext:value-type="float">
              <text:p>0,4</text:p>
            </table:table-cell>
            <table:table-cell table:style-name="ce32" table:formula="of:== ([.C78] + [.C79] + [.C80] + [.C81] + [.C82]) / 5" office:value-type="float" office:value="1" calcext:value-type="float">
              <text:p>1</text:p>
            </table:table-cell>
            <table:table-cell table:style-name="ce32" table:formula="of:== ([.D78] + [.D79] + [.D80] + [.D81] + [.D82]) / 5" office:value-type="float" office:value="6.2" calcext:value-type="float">
              <text:p>6,2</text:p>
            </table:table-cell>
            <table:table-cell table:style-name="ce32" table:formula="of:== ([.E78] + [.E79] + [.E80] + [.E81] + [.E82]) / 5" office:value-type="float" office:value="0" calcext:value-type="float">
              <text:p>0</text:p>
            </table:table-cell>
            <table:table-cell table:style-name="ce32" table:formula="of:== ([.F78] + [.F79] + [.F80] + [.F81] + [.F82]) / 5" office:value-type="float" office:value="3.6" calcext:value-type="float">
              <text:p>3,6</text:p>
            </table:table-cell>
            <table:table-cell table:style-name="ce32" table:formula="of:== ([.G78] + [.G79] + [.G80] + [.G81] + [.G82]) / 5" office:value-type="float" office:value="0.3" calcext:value-type="float">
              <text:p>0,3</text:p>
            </table:table-cell>
            <table:table-cell table:style-name="ce32" table:formula="of:== ([.H78] + [.H79] + [.H80] + [.H81] + [.H82]) / 5" office:value-type="float" office:value="0" calcext:value-type="float">
              <text:p>0</text:p>
            </table:table-cell>
            <table:table-cell table:style-name="ce32" table:formula="of:== ([.I78] + [.I79] + [.I80] + [.I81] + [.I82]) / 5" office:value-type="float" office:value="0.1" calcext:value-type="float">
              <text:p>0,1</text:p>
            </table:table-cell>
            <table:table-cell table:style-name="ce32" table:formula="of:== ([.J78] + [.J79] + [.J80] + [.J81] + [.J82]) / 5" office:value-type="float" office:value="0.464" calcext:value-type="float">
              <text:p>0,46</text:p>
            </table:table-cell>
            <table:table-cell table:style-name="ce32"/>
            <table:table-cell table:style-name="ce32" table:formula="of:== ([.L78] + [.L79] + [.L80] + [.L81] + [.L82]) / 5" office:value-type="float" office:value="12.064" calcext:value-type="float">
              <text:p>12,06</text:p>
            </table:table-cell>
            <table:table-cell table:style-name="ce49"/>
            <table:table-cell table:number-columns-repeated="3"/>
          </table:table-row>
        </table:table-row-group>
        <table:table-row table:style-name="ro53">
          <table:table-cell table:style-name="ce34" office:value-type="string" calcext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1" office:value-type="date" office:date-value="2018-07-02" calcext:value-type="date">
              <text:p>02.07.18</text:p>
            </table:table-cell>
            <table:table-cell table:style-name="ce38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35" office:value-type="date" office:date-value="2018-07-04" calcext:value-type="date">
              <text:p>04.07.18</text:p>
            </table:table-cell>
            <table:table-cell table:number-columns-repeated="2" table:style-name="ce46" office:value-type="float" office:value="1" calcext:value-type="float">
              <text:p>1</text:p>
            </table:table-cell>
            <table:table-cell table:style-name="ce46" office:value-type="float" office:value="11.66" calcext:value-type="float">
              <text:p>11,66</text:p>
            </table:table-cell>
            <table:table-cell table:style-name="ce46"/>
            <table:table-cell table:style-name="ce46" office:value-type="float" office:value="3" calcext:value-type="float">
              <text:p>3</text:p>
            </table:table-cell>
            <table:table-cell table:style-name="ce46" table:number-columns-repeated="2"/>
            <table:table-cell table:number-columns-repeated="2" table:style-name="ce46" office:value-type="float" office:value="1" calcext:value-type="float">
              <text:p>1</text:p>
            </table:table-cell>
            <table:table-cell table:style-name="ce46"/>
            <table:table-cell table:style-name="ce46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46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21" office:value-type="date" office:date-value="2018-07-06" calcext:value-type="date">
              <text:p>06.07.18</text:p>
            </table:table-cell>
            <table:table-cell table:number-columns-repeated="3" table:style-name="ce38" office:value-type="float" office:value="1" calcext:value-type="float">
              <text:p>1</text:p>
            </table:table-cell>
            <table:table-cell table:style-name="ce38"/>
            <table:table-cell table:style-name="ce38" office:value-type="float" office:value="5" calcext:value-type="float">
              <text:p>5</text:p>
            </table:table-cell>
            <table:table-cell table:style-name="ce38" table:number-columns-repeated="3"/>
            <table:table-cell table:style-name="ce38" office:value-type="float" office:value="1" calcext:value-type="float">
              <text:p>1</text:p>
            </table:table-cell>
            <table:table-cell table:style-name="ce38"/>
            <table:table-cell table:style-name="ce38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38"/>
            <table:table-cell table:number-columns-repeated="3"/>
          </table:table-row>
        </table:table-row-group>
        <table:table-row table:style-name="ro56">
          <table:table-cell table:style-name="ce32" office:value-type="string" calcext:value-type="string">
            <text:p>Неделя</text:p>
          </table:table-cell>
          <table:table-cell table:style-name="ce32" table:formula="of:== ([.B85] + [.B86] + [.B87] + [.B88] + [.B89]) / 5" office:value-type="float" office:value="0.6" calcext:value-type="float">
            <text:p>0,6</text:p>
          </table:table-cell>
          <table:table-cell table:style-name="ce32" table:formula="of:== ([.C85] + [.C86] + [.C87] + [.C88] + [.C89]) / 5" office:value-type="float" office:value="1" calcext:value-type="float">
            <text:p>1</text:p>
          </table:table-cell>
          <table:table-cell table:style-name="ce32" table:formula="of:== ([.D85] + [.D86] + [.D87] + [.D88] + [.D89]) / 5" office:value-type="float" office:value="6.132" calcext:value-type="float">
            <text:p>6,13</text:p>
          </table:table-cell>
          <table:table-cell table:style-name="ce32" table:formula="of:== ([.E85] + [.E86] + [.E87] + [.E88] + [.E89]) / 5" office:value-type="float" office:value="0" calcext:value-type="float">
            <text:p>0</text:p>
          </table:table-cell>
          <table:table-cell table:style-name="ce32" table:formula="of:== ([.F85] + [.F86] + [.F87] + [.F88] + [.F89]) / 5" office:value-type="float" office:value="3.2" calcext:value-type="float">
            <text:p>3,2</text:p>
          </table:table-cell>
          <table:table-cell table:style-name="ce32" table:formula="of:== ([.G85] + [.G86] + [.G87] + [.G88] + [.G89]) / 5" office:value-type="float" office:value="0.3" calcext:value-type="float">
            <text:p>0,3</text:p>
          </table:table-cell>
          <table:table-cell table:style-name="ce32" table:formula="of:== ([.H85] + [.H86] + [.H87] + [.H88] + [.H89]) / 5" office:value-type="float" office:value="0" calcext:value-type="float">
            <text:p>0</text:p>
          </table:table-cell>
          <table:table-cell table:style-name="ce32" table:formula="of:== ([.I85] + [.I86] + [.I87] + [.I88] + [.I89]) / 5" office:value-type="float" office:value="0.6" calcext:value-type="float">
            <text:p>0,6</text:p>
          </table:table-cell>
          <table:table-cell table:style-name="ce32" table:formula="of:== ([.J85] + [.J86] + [.J87] + [.J88] + [.J89]) / 5" office:value-type="float" office:value="0.6" calcext:value-type="float">
            <text:p>0,6</text:p>
          </table:table-cell>
          <table:table-cell table:style-name="ce32"/>
          <table:table-cell table:style-name="ce32" table:formula="of:== ([.L85] + [.L86] + [.L87] + [.L88] + [.L89]) / 5" office:value-type="float" office:value="12.432" calcext:value-type="float">
            <text:p>12,43</text:p>
          </table:table-cell>
          <table:table-cell table:style-name="ce49"/>
          <table:table-cell table:number-columns-repeated="3"/>
        </table:table-row>
        <table:table-row-group table:display="false">
          <table:table-row table:style-name="ro43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21" office:value-type="date" office:date-value="2018-07-13" calcext:value-type="date">
              <text:p>13.07.18</text:p>
            </table:table-cell>
            <table:table-cell table:style-name="ce38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.33" calcext:value-type="float">
              <text:p>2,33</text:p>
            </table:table-cell>
            <table:table-cell table:style-name="ce38"/>
            <table:table-cell table:style-name="ce38" office:value-type="float" office:value="3.67" calcext:value-type="float">
              <text:p>3,67</text:p>
            </table:table-cell>
            <table:table-cell table:style-name="ce38" table:number-columns-repeated="3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6">
          <table:table-cell table:style-name="ce32" office:value-type="string" calcext:value-type="string">
            <text:p>Неделя</text:p>
          </table:table-cell>
          <table:table-cell table:style-name="ce32" table:formula="of:== ([.B91] + [.B92] + [.B93] + [.B94] + [.B95]) / 5" office:value-type="float" office:value="0.4" calcext:value-type="float">
            <text:p>0,4</text:p>
          </table:table-cell>
          <table:table-cell table:style-name="ce32" table:formula="of:== ([.C91] + [.C92] + [.C93] + [.C94] + [.C95]) / 5" office:value-type="float" office:value="1" calcext:value-type="float">
            <text:p>1</text:p>
          </table:table-cell>
          <table:table-cell table:style-name="ce32" table:formula="of:== ([.D91] + [.D92] + [.D93] + [.D94] + [.D95]) / 5" office:value-type="float" office:value="4.166" calcext:value-type="float">
            <text:p>4,17</text:p>
          </table:table-cell>
          <table:table-cell table:style-name="ce32" table:formula="of:== ([.E91] + [.E92] + [.E93] + [.E94] + [.E95]) / 5" office:value-type="float" office:value="0" calcext:value-type="float">
            <text:p>0</text:p>
          </table:table-cell>
          <table:table-cell table:style-name="ce32" table:formula="of:== ([.F91] + [.F92] + [.F93] + [.F94] + [.F95]) / 5" office:value-type="float" office:value="3.434" calcext:value-type="float">
            <text:p>3,43</text:p>
          </table:table-cell>
          <table:table-cell table:style-name="ce32" table:formula="of:== ([.G91] + [.G92] + [.G93] + [.G94] + [.G95]) / 5" office:value-type="float" office:value="0.4" calcext:value-type="float">
            <text:p>0,4</text:p>
          </table:table-cell>
          <table:table-cell table:style-name="ce32" table:formula="of:== ([.H91] + [.H92] + [.H93] + [.H94] + [.H95]) / 5" office:value-type="float" office:value="0" calcext:value-type="float">
            <text:p>0</text:p>
          </table:table-cell>
          <table:table-cell table:style-name="ce32" table:formula="of:== ([.I91] + [.I92] + [.I93] + [.I94] + [.I95]) / 5" office:value-type="float" office:value="0.2" calcext:value-type="float">
            <text:p>0,2</text:p>
          </table:table-cell>
          <table:table-cell table:style-name="ce32" table:formula="of:== ([.J91] + [.J92] + [.J93] + [.J94] + [.J95]) / 5" office:value-type="float" office:value="0.932" calcext:value-type="float">
            <text:p>0,93</text:p>
          </table:table-cell>
          <table:table-cell table:style-name="ce32" table:formula="of:== ([.K91] + [.K92] + [.K93] + [.K94] + [.K95]) / 5" office:value-type="float" office:value="1.6" calcext:value-type="float">
            <text:p>1,6</text:p>
          </table:table-cell>
          <table:table-cell table:style-name="ce32" table:formula="of:== ([.L91] + [.L92] + [.L93] + [.L94] + [.L95]) / 5" office:value-type="float" office:value="12.132" calcext:value-type="float">
            <text:p>12,13</text:p>
          </table:table-cell>
          <table:table-cell table:style-name="ce3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21" office:value-type="date" office:date-value="2018-07-16" calcext:value-type="date">
              <text:p>16.07.18</text:p>
            </table:table-cell>
            <table:table-cell table:style-name="ce38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/>
            <table:table-cell table:style-name="ce38" office:value-type="float" office:value="2" calcext:value-type="float">
              <text:p>2</text:p>
            </table:table-cell>
            <table:table-cell table:style-name="ce38" table:number-columns-repeated="2"/>
            <table:table-cell table:style-name="ce38" office:value-type="float" office:value="2.5" calcext:value-type="float">
              <text:p>2,5</text:p>
            </table:table-cell>
            <table:table-cell table:number-columns-repeated="2" table:style-name="ce38" office:value-type="float" office:value="1" calcext:value-type="float">
              <text:p>1</text:p>
            </table:table-cell>
            <table:table-cell table:style-name="ce38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21" office:value-type="date" office:date-value="2018-07-18" calcext:value-type="date">
              <text:p>18.07.18</text:p>
            </table:table-cell>
            <table:table-cell table:style-name="ce38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/>
            <table:table-cell table:style-name="ce38" office:value-type="float" office:value="3" calcext:value-type="float">
              <text:p>3</text:p>
            </table:table-cell>
            <table:table-cell table:style-name="ce38" table:number-columns-repeated="3"/>
            <table:table-cell table:style-name="ce38" office:value-type="float" office:value="0.33" calcext:value-type="float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38"/>
            <table:table-cell table:number-columns-repeated="3"/>
          </table:table-row>
          <table:table-row table:style-name="ro43" table:visibility="collapse">
            <table:table-cell table:style-name="ce33" office:value-type="date" office:date-value="2018-07-19" calcext:value-type="date">
              <text:p>19.07.18</text:p>
            </table:table-cell>
            <table:table-cell table:style-name="ce45"/>
            <table:table-cell table:style-name="ce45" office:value-type="float" office:value="1" calcext:value-type="float">
              <text:p>1</text:p>
            </table:table-cell>
            <table:table-cell table:style-name="ce45" office:value-type="float" office:value="7" calcext:value-type="float">
              <text:p>7</text:p>
            </table:table-cell>
            <table:table-cell table:style-name="ce45"/>
            <table:table-cell table:style-name="ce45" office:value-type="float" office:value="4" calcext:value-type="float">
              <text:p>4</text:p>
            </table:table-cell>
            <table:table-cell table:style-name="ce45" table:number-columns-repeated="3"/>
            <table:table-cell table:style-name="ce45" office:value-type="float" office:value="1" calcext:value-type="float">
              <text:p>1</text:p>
            </table:table-cell>
            <table:table-cell table:style-name="ce45" office:value-type="float" office:value="2" calcext:value-type="float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45"/>
            <table:table-cell table:number-columns-repeated="3"/>
          </table:table-row>
          <table:table-row table:style-name="ro43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</table:table-row-group>
        <table:table-row table:style-name="ro56">
          <table:table-cell table:style-name="ce32" office:value-type="string" calcext:value-type="string">
            <text:p>Неделя</text:p>
          </table:table-cell>
          <table:table-cell table:style-name="ce32" table:formula="of:== ([.B97] + [.B98] + [.B99] + [.B100] + [.B101]) / 5" office:value-type="float" office:value="0" calcext:value-type="float">
            <text:p>0</text:p>
          </table:table-cell>
          <table:table-cell table:style-name="ce32" table:formula="of:== ([.C97] + [.C98] + [.C99] + [.C100] + [.C101]) / 5" office:value-type="float" office:value="1" calcext:value-type="float">
            <text:p>1</text:p>
          </table:table-cell>
          <table:table-cell table:style-name="ce32" table:formula="of:== ([.D97] + [.D98] + [.D99] + [.D100] + [.D101]) / 5" office:value-type="float" office:value="5.3" calcext:value-type="float">
            <text:p>5,3</text:p>
          </table:table-cell>
          <table:table-cell table:style-name="ce32" table:formula="of:== ([.E97] + [.E98] + [.E99] + [.E100] + [.E101]) / 5" office:value-type="float" office:value="0" calcext:value-type="float">
            <text:p>0</text:p>
          </table:table-cell>
          <table:table-cell table:style-name="ce32" table:formula="of:== ([.F97] + [.F98] + [.F99] + [.F100] + [.F101]) / 5" office:value-type="float" office:value="3.14" calcext:value-type="float">
            <text:p>3,14</text:p>
          </table:table-cell>
          <table:table-cell table:style-name="ce32" table:formula="of:== ([.G97] + [.G98] + [.G99] + [.G100] + [.G101]) / 5" office:value-type="float" office:value="0" calcext:value-type="float">
            <text:p>0</text:p>
          </table:table-cell>
          <table:table-cell table:style-name="ce32" table:formula="of:== ([.H97] + [.H98] + [.H99] + [.H100] + [.H101]) / 5" office:value-type="float" office:value="0" calcext:value-type="float">
            <text:p>0</text:p>
          </table:table-cell>
          <table:table-cell table:style-name="ce32" table:formula="of:== ([.I97] + [.I98] + [.I99] + [.I100] + [.I101]) / 5" office:value-type="float" office:value="0.5" calcext:value-type="float">
            <text:p>0,5</text:p>
          </table:table-cell>
          <table:table-cell table:style-name="ce32" table:formula="of:== ([.J97] + [.J98] + [.J99] + [.J100] + [.J101]) / 5" office:value-type="float" office:value="0.866" calcext:value-type="float">
            <text:p>0,87</text:p>
          </table:table-cell>
          <table:table-cell table:style-name="ce32" table:formula="of:== ([.K97] + [.K98] + [.K99] + [.K100] + [.K101]) / 5" office:value-type="float" office:value="1.2" calcext:value-type="float">
            <text:p>1,2</text:p>
          </table:table-cell>
          <table:table-cell table:style-name="ce32" table:formula="of:== ([.L97] + [.L98] + [.L99] + [.L100] + [.L101]) / 5" office:value-type="float" office:value="12.006" calcext:value-type="float">
            <text:p>12,01</text:p>
          </table:table-cell>
          <table:table-cell table:style-name="ce32"/>
          <table:table-cell table:number-columns-repeated="3"/>
        </table:table-row>
        <table:table-row table:style-name="ro15">
          <table:table-cell table:style-name="ce21" office:value-type="date" office:date-value="2018-07-23" calcext:value-type="date">
            <text:p>23.07.18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2"/>
          <table:table-cell table:number-columns-repeated="3" table:style-name="ce38" office:value-type="float" office:value="1" calcext:value-type="float">
            <text:p>1</text:p>
          </table:table-cell>
          <table:table-cell table:style-name="ce38" table:formula="of:= [.B103] + [.C103] + [.D103] + [.E103] + [.F103] + [.G103] + [.H103] + [.I103] + [.J103] + [.K103]" office:value-type="float" office:value="10" calcext:value-type="float">
            <text:p>10</text:p>
          </table:table-cell>
          <table:table-cell table:style-name="ce38"/>
          <table:table-cell table:number-columns-repeated="3"/>
        </table:table-row>
        <table:table-row table:style-name="ro15">
          <table:table-cell office:value-type="date" office:date-value="2018-07-24" calcext:value-type="date">
            <text:p>24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 [.B104] + [.C104] + [.D104] + [.E104] + [.F104] + [.G104] + [.H104] + [.I104] + [.J104] + [.K104]" office:value-type="float" office:value="13" calcext:value-type="float">
            <text:p>13</text:p>
          </table:table-cell>
          <table:table-cell table:number-columns-repeated="4"/>
        </table:table-row>
        <table:table-row table:style-name="ro15">
          <table:table-cell office:value-type="date" office:date-value="2018-07-25" calcext:value-type="date">
            <text:p>25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B105] + [.C105] + [.D105] + [.E105] + [.F105] + [.G105] + [.H105] + [.I105] + [.J105] + [.K105]" office:value-type="float" office:value="14" calcext:value-type="float">
            <text:p>14</text:p>
          </table:table-cell>
          <table:table-cell table:number-columns-repeated="4"/>
        </table:table-row>
        <table:table-row table:style-name="ro43">
          <table:table-cell table:style-name="ce36" office:value-type="date" office:date-value="2018-07-26" calcext:value-type="date">
            <text:p>26.07.18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0.33" calcext:value-type="float">
            <text:p>0,33</text:p>
          </table:table-cell>
          <table:table-cell table:style-name="ce18" office:value-type="float" office:value="1" calcext:value-type="float">
            <text:p>1</text:p>
          </table:table-cell>
          <table:table-cell table:style-name="ce47" table:formula="of:= [.B106] + [.C106] + [.D106] + [.E106] + [.F106] + [.G106] + [.H106] + [.I106] + [.J106] + [.K106]" office:value-type="float" office:value="9.33" calcext:value-type="float">
            <text:p>9,33</text:p>
          </table:table-cell>
          <table:table-cell table:style-name="ce18"/>
          <table:table-cell table:number-columns-repeated="3"/>
        </table:table-row>
        <table:table-row table:style-name="ro43">
          <table:table-cell table:style-name="ce18" table:number-columns-repeated="11"/>
          <table:table-cell table:style-name="ce47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18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53"/>
        <table:table-column table:style-name="co24" table:number-columns-repeated="2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31" table:default-cell-style-name="ce53"/>
        <table:table-column table:style-name="co41" table:default-cell-style-name="ce53"/>
        <table:table-column table:style-name="co25" table:default-cell-style-name="Default"/>
        <table:table-row table:style-name="ro43">
          <table:table-cell table:style-name="ce1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52" office:value-type="string" calcext:value-type="string">
            <text:p>Наименование</text:p>
          </table:table-cell>
          <table:table-cell table:style-name="ce52" office:value-type="string" calcext:value-type="string">
            <text:p>Всего</text:p>
          </table:table-cell>
          <table:table-cell table:style-name="ce52" office:value-type="string" calcext:value-type="string">
            <text:p>Выполнено</text:p>
          </table:table-cell>
          <table:table-cell table:style-name="ce52" office:value-type="string" calcext:value-type="string">
            <text:p>%</text:p>
          </table:table-cell>
          <table:table-cell table:style-name="ce52" office:value-type="string" calcext:value-type="string">
            <text:p>Пункт 1</text:p>
          </table:table-cell>
          <table:table-cell table:style-name="ce52" office:value-type="string" calcext:value-type="string">
            <text:p>Пункт 2</text:p>
          </table:table-cell>
          <table:table-cell table:style-name="ce52" office:value-type="string" calcext:value-type="string">
            <text:p>Пункт 3</text:p>
          </table:table-cell>
          <table:table-cell table:style-name="ce52" office:value-type="string" calcext:value-type="string">
            <text:p>Пункт 4</text:p>
          </table:table-cell>
          <table:table-cell table:style-name="ce52" office:value-type="string" calcext:value-type="string">
            <text:p>Пункт 5</text:p>
          </table:table-cell>
          <table:table-cell table:style-name="ce52" office:value-type="string" calcext:value-type="string">
            <text:p>Пункт 6</text:p>
          </table:table-cell>
          <table:table-cell table:style-name="ce5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39" office:value-type="string" calcext:value-type="string">
            <text:p>Алгоритмы java</text:p>
          </table:table-cell>
          <table:table-cell table:style-name="ce39" office:value-type="float" office:value="843" calcext:value-type="float">
            <text:p>843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table:formula="of:= ([.C10]/[.B10])*100" office:value-type="float" office:value="15.8956109134045" calcext:value-type="float">
            <text:p>15,9</text:p>
          </table:table-cell>
          <table:table-cell table:style-name="ce39" table:number-columns-repeated="7"/>
          <table:table-cell/>
        </table:table-row>
        <table:table-row table:style-name="ro43">
          <table:table-cell table:style-name="ce39" office:value-type="string" calcext:value-type="string">
            <text:p>Паттерны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table:formula="of:= ([.C11]/[.B11])*100" office:value-type="float" office:value="21.0365853658537" calcext:value-type="float">
            <text:p>21,04</text:p>
          </table:table-cell>
          <table:table-cell table:style-name="ce39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57" office:value-type="string" calcext:value-type="string">
            <text:p>60 – 63 <text:s/>= 0/10%</text:p>
          </table:table-cell>
          <table:table-cell table:style-name="ce59" office:value-type="string" calcext:value-type="string">
            <text:p>64 – 67 = 10/25%</text:p>
          </table:table-cell>
          <table:table-cell table:style-name="ce59" office:value-type="string" calcext:value-type="string">
            <text:p>68 – 70 = 25/45%</text:p>
          </table:table-cell>
          <table:table-cell table:style-name="ce59" office:value-type="string" calcext:value-type="string">
            <text:p>71 – 73 = 45/65%</text:p>
          </table:table-cell>
          <table:table-cell table:style-name="ce59" office:value-type="string" calcext:value-type="string">
            <text:p>74 – 76 = 65/85%</text:p>
          </table:table-cell>
          <table:table-cell table:style-name="ce59" office:value-type="string" calcext:value-type="string">
            <text:p>77 – 80 = 85/100%</text:p>
          </table:table-cell>
          <table:table-cell table:style-name="ce59"/>
          <table:table-cell table:style-name="ce61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3" office:value-type="string" calcext:value-type="string">
            <text:p>Алгоритмы Кормен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table:formula="of:= ([.C15]/[.B15])*100" office:value-type="float" office:value="59.6153846153846" calcext:value-type="float">
            <text:p>59,62</text:p>
          </table:table-cell>
          <table:table-cell table:style-name="ce43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38" office:value-type="string" calcext:value-type="string">
            <text:p>5 дней без белка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 ([.C22]/[.B22])*100" office:value-type="float" office:value="40" calcext:value-type="float">
            <text:p>40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44" office:value-type="string" calcext:value-type="string">
            <text:p>Чистый код</text:p>
          </table:table-cell>
          <table:table-cell table:style-name="ce44" office:value-type="float" office:value="466" calcext:value-type="float">
            <text:p>466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 ([.C24]/[.B24])*100" office:value-type="float" office:value="64.3776824034335" calcext:value-type="float">
            <text:p>64,38</text:p>
          </table:table-cell>
          <table:table-cell table:style-name="ce44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57" office:value-type="string" calcext:value-type="string">
            <text:p>80 – 83 <text:s/>= 0/10%</text:p>
          </table:table-cell>
          <table:table-cell table:style-name="ce59" office:value-type="string" calcext:value-type="string">
            <text:p>84 – 87 = 10/25%</text:p>
          </table:table-cell>
          <table:table-cell table:style-name="ce59" office:value-type="string" calcext:value-type="string">
            <text:p>88 – 90 = 25/45%</text:p>
          </table:table-cell>
          <table:table-cell table:style-name="ce59" office:value-type="string" calcext:value-type="string">
            <text:p>91 – 93 = 45/65%</text:p>
          </table:table-cell>
          <table:table-cell table:style-name="ce59" office:value-type="string" calcext:value-type="string">
            <text:p>94 – 96 = 65/85%</text:p>
          </table:table-cell>
          <table:table-cell table:style-name="ce59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38" office:value-type="string" calcext:value-type="string">
            <text:p>Методы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42" calcext:value-type="float">
            <text:p>42</text:p>
          </table:table-cell>
          <table:table-cell table:style-name="ce38" table:formula="of:= ([.C28]/[.B28])*100" office:value-type="float" office:value="42" calcext:value-type="float">
            <text:p>42</text:p>
          </table:table-cell>
          <table:table-cell table:style-name="ce38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table:style-name="ce37" office:value-type="string" calcext:value-type="string">
            <text:p>Спорт 100 – 120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01" calcext:value-type="float">
            <text:p>101</text:p>
          </table:table-cell>
          <table:table-cell table:style-name="ce55" office:value-type="string" calcext:value-type="string">
            <text:p>100 – 103</text:p>
          </table:table-cell>
          <table:table-cell table:style-name="ce58" office:value-type="string" calcext:value-type="string">
            <text:p>100 – 103 <text:s/>= 0/10%</text:p>
          </table:table-cell>
          <table:table-cell table:style-name="ce60" office:value-type="string" calcext:value-type="string">
            <text:p>104 – 107 = 10/25%</text:p>
          </table:table-cell>
          <table:table-cell table:style-name="ce60" office:value-type="string" calcext:value-type="string">
            <text:p>108 – 110 = 25/45%</text:p>
          </table:table-cell>
          <table:table-cell table:style-name="ce60" office:value-type="string" calcext:value-type="string">
            <text:p>111 – 113 = 45/65%</text:p>
          </table:table-cell>
          <table:table-cell table:style-name="ce60" office:value-type="string" calcext:value-type="string">
            <text:p>114 – 116 = 65/85%</text:p>
          </table:table-cell>
          <table:table-cell table:style-name="ce60" office:value-type="string" calcext:value-type="string">
            <text:p>117 – 120 = 85/100%</text:p>
          </table:table-cell>
          <table:table-cell table:style-name="ce37"/>
          <table:table-cell/>
        </table:table-row>
        <table:table-row table:style-name="ro15">
          <table:table-cell table:style-name="ce54" office:value-type="string" calcext:value-type="string">
            <text:p>Грокаем Алгоритмы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210" calcext:value-type="float">
            <text:p>210</text:p>
          </table:table-cell>
          <table:table-cell table:style-name="ce54" table:formula="of:= ([.C31]/[.B31])*100" office:value-type="float" office:value="72.4137931034483" calcext:value-type="float">
            <text:p>72,41</text:p>
          </table:table-cell>
          <table:table-cell table:style-name="ce54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2]/[.B32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3]/[.B33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  <table:table-row table:style-name="ro43">
          <table:table-cell table:style-name="ce18" table:number-columns-repeated="3"/>
          <table:table-cell table:style-name="ce56" table:formula="of:= ([.C34]/[.B34])*100" office:value-type="string" office:string-value="" calcext:value-type="error">
            <text:p>#DIV/0!</text:p>
          </table:table-cell>
          <table:table-cell table:style-name="ce1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9"/>
        <table:table-column table:style-name="co2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41" table:default-cell-style-name="ce69"/>
        <table:table-column table:style-name="co25" table:default-cell-style-name="ce69"/>
        <table:table-column table:style-name="co12" table:number-columns-repeated="1012" table:default-cell-style-name="ce69"/>
        <table:table-row table:style-name="ro58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58">
          <table:table-cell table:style-name="ce6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59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number-columns-repeated="1013"/>
        </table:table-row>
        <table:table-row table:style-name="ro60">
          <table:table-cell table:style-name="ce71" office:value-type="string" calcext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21">
            <table:table-cell table:style-name="ce72" office:value-type="string" calcext:value-type="string">
              <text:p>Java SE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 ([.C11]/[.B11])*100" office:value-type="float" office:value="33" calcext:value-type="float">
              <text:p>33</text:p>
            </table:table-cell>
            <table:table-cell table:style-name="ce79" office:value-type="string" calcext:value-type="string">
              <text:p>Head first 20%</text:p>
            </table:table-cell>
            <table:table-cell table:style-name="ce83" office:value-type="string" calcext:value-type="string">
              <text:p>Методы 20%(8)</text:p>
            </table:table-cell>
            <table:table-cell table:style-name="ce95" office:value-type="string" calcext:value-type="string">
              <text:p>Паттерны 20% (5)</text:p>
            </table:table-cell>
            <table:table-cell table:style-name="ce80" office:value-type="string" calcext:value-type="string">
              <text:p>Gradle/Maven 10%</text:p>
            </table:table-cell>
            <table:table-cell table:style-name="ce80" office:value-type="string" calcext:value-type="string">
              <text:p>Concurrency 10%</text:p>
            </table:table-cell>
            <table:table-cell table:style-name="ce80" office:value-type="string" calcext:value-type="string">
              <text:p>TDD 10%()</text:p>
            </table:table-cell>
            <table:table-cell table:style-name="ce7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59">
            <table:table-cell table:style-name="ce73" office:value-type="string" calcext:value-type="string">
              <text:p>Java EE</text:p>
            </table:table-cell>
            <table:table-cell table:style-name="ce73" office:value-type="float" office:value="100" calcext:value-type="float">
              <text:p>100</text:p>
            </table:table-cell>
            <table:table-cell table:style-name="ce73" office:value-type="float" office:value="0" calcext:value-type="float">
              <text:p>0</text:p>
            </table:table-cell>
            <table:table-cell table:style-name="ce73" table:formula="of:= ([.C12]/[.B12])*100" office:value-type="float" office:value="0" calcext:value-type="float">
              <text:p>0</text:p>
            </table:table-cell>
            <table:table-cell table:style-name="ce80" office:value-type="string" calcext:value-type="string">
              <text:p>Spring <text:s/>20%</text:p>
            </table:table-cell>
            <table:table-cell table:style-name="ce80" office:value-type="string" calcext:value-type="string">
              <text:p>Сервлеты и JSP 20%</text:p>
            </table:table-cell>
            <table:table-cell table:style-name="ce80" office:value-type="string" calcext:value-type="string">
              <text:p>Hibernate 15%</text:p>
            </table:table-cell>
            <table:table-cell table:style-name="ce73" office:value-type="string" calcext:value-type="string">
              <text:p>Java EE 8 Recipes 20%</text:p>
            </table:table-cell>
            <table:table-cell table:style-name="ce73" office:value-type="string" calcext:value-type="string">
              <text:p>Java на практике 5%</text:p>
            </table:table-cell>
            <table:table-cell table:style-name="ce73" office:value-type="string" calcext:value-type="string">
              <text:p>Java EE Web Application 15 %</text:p>
            </table:table-cell>
            <table:table-cell table:style-name="ce7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59">
            <table:table-cell table:style-name="ce74" office:value-type="string" calcext:value-type="string">
              <text:p>English</text:p>
            </table:table-cell>
            <table:table-cell table:style-name="ce74"/>
            <table:table-cell table:style-name="ce74" office:value-type="string" calcext:value-type="string">
              <text:p>Pre – intermediate</text:p>
            </table:table-cell>
            <table:table-cell table:style-name="ce74"/>
            <table:table-cell table:style-name="ce74" office:value-type="string" calcext:value-type="string">
              <text:p>Elementary</text:p>
            </table:table-cell>
            <table:table-cell table:style-name="ce74" office:value-type="string" calcext:value-type="string">
              <text:p>Pre – intermediate</text:p>
            </table:table-cell>
            <table:table-cell table:style-name="ce74" office:value-type="string" calcext:value-type="string">
              <text:p>Intermediate</text:p>
            </table:table-cell>
            <table:table-cell table:style-name="ce74" office:value-type="string" calcext:value-type="string">
              <text:p>Upper – Intermediate</text:p>
            </table:table-cell>
            <table:table-cell table:style-name="ce74" office:value-type="string" calcext:value-type="string">
              <text:p>Advanced</text:p>
            </table:table-cell>
            <table:table-cell table:style-name="ce74" office:value-type="string" calcext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40">
            <table:table-cell table:style-name="ce75" office:value-type="string" calcext:value-type="string">
              <text:p>Алгоритмы </text:p>
            </table:table-cell>
            <table:table-cell table:style-name="ce75" office:value-type="float" office:value="100" calcext:value-type="float">
              <text:p>100</text:p>
            </table:table-cell>
            <table:table-cell table:style-name="ce75" office:value-type="float" office:value="26" calcext:value-type="float">
              <text:p>26</text:p>
            </table:table-cell>
            <table:table-cell table:style-name="ce75" table:formula="of:= ([.C14]/[.B14])*100" office:value-type="float" office:value="26" calcext:value-type="float">
              <text:p>26</text:p>
            </table:table-cell>
            <table:table-cell table:style-name="ce76" office:value-type="string" calcext:value-type="string">
              <text:p>Кормен введение 20% (12)</text:p>
            </table:table-cell>
            <table:table-cell table:style-name="ce73" office:value-type="string" calcext:value-type="string">
              <text:p>Алгоритмы и структуры данных — Артём Вурсалов 10%</text:p>
            </table:table-cell>
            <table:table-cell table:style-name="ce73" office:value-type="string" calcext:value-type="string">
              <text:p>Algorithms For Dummies 20%</text:p>
            </table:table-cell>
            <table:table-cell table:style-name="ce96" office:value-type="string" calcext:value-type="string">
              <text:p>Адитья Бхаргава «Грокаем алгоритмы 20 %(14)</text:p>
            </table:table-cell>
            <table:table-cell table:style-name="ce73" office:value-type="string" calcext:value-type="string">
              <text:p>Структуры данных и алгоритмы JAVA 20%</text:p>
            </table:table-cell>
            <table:table-cell table:style-name="ce73" office:value-type="string" calcext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21">
            <table:table-cell table:style-name="ce74" office:value-type="string" calcext:value-type="string">
              <text:p>Programming / computer since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 ([.C15]/[.B15])*100" office:value-type="float" office:value="16" calcext:value-type="float">
              <text:p>16</text:p>
            </table:table-cell>
            <table:table-cell table:style-name="ce73" office:value-type="string" calcext:value-type="string">
              <text:p>Agile 10%</text:p>
            </table:table-cell>
            <table:table-cell table:style-name="ce73" office:value-type="string" calcext:value-type="string">
              <text:p>Comp since 10%</text:p>
            </table:table-cell>
            <table:table-cell table:style-name="ce73" office:value-type="string" calcext:value-type="string">
              <text:p>7 Languages 10 %</text:p>
            </table:table-cell>
            <table:table-cell table:style-name="ce97" office:value-type="string" calcext:value-type="string">
              <text:p>Clean code 15%(9)</text:p>
            </table:table-cell>
            <table:table-cell table:style-name="ce100" office:value-type="string" calcext:value-type="string">
              <text:p>Программист – фан 5%(5)</text:p>
            </table:table-cell>
            <table:table-cell table:style-name="ce80" office:value-type="string" calcext:value-type="string">
              <text:p>Совершенноый код 10%</text:p>
            </table:table-cell>
            <table:table-cell table:style-name="ce80" office:value-type="string" calcext:value-type="string">
              <text:p>Программист – праг 5%</text:p>
            </table:table-cell>
            <table:table-cell table:style-name="ce102" office:value-type="string" calcext:value-type="string">
              <text:p>Карьера программиста 5%</text:p>
            </table:table-cell>
            <table:table-cell table:style-name="ce102" office:value-type="string" calcext:value-type="string">
              <text:p>Компиляторы 10%</text:p>
            </table:table-cell>
            <table:table-cell table:style-name="ce94" office:value-type="string" calcext:value-type="string">
              <text:p>Git – 10%(1)</text:p>
            </table:table-cell>
            <table:table-cell table:style-name="ce9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59">
            <table:table-cell table:style-name="ce72" office:value-type="string" calcext:value-type="string">
              <text:p>Linux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table:formula="of:= ([.C16]/[.B16])*100" office:value-type="float" office:value="25" calcext:value-type="float">
              <text:p>25</text:p>
            </table:table-cell>
            <table:table-cell table:style-name="ce68" office:value-type="string" calcext:value-type="string">
              <text:p>Установка 10%</text:p>
            </table:table-cell>
            <table:table-cell table:style-name="ce68" office:value-type="string" calcext:value-type="string">
              <text:p>Настройка 15%</text:p>
            </table:table-cell>
            <table:table-cell table:style-name="ce73" office:value-type="string" calcext:value-type="string">
              <text:p>Терминал Linux 10%</text:p>
            </table:table-cell>
            <table:table-cell table:style-name="ce73" office:value-type="string" calcext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58">
            <table:table-cell table:style-name="ce74" office:value-type="string" calcext:value-type="string">
              <text:p>Frontend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 ([.C17]/[.B17])*100" office:value-type="float" office:value="20" calcext:value-type="float">
              <text:p>20</text:p>
            </table:table-cell>
            <table:table-cell table:style-name="ce76" office:value-type="string" calcext:value-type="string">
              <text:p>HTML 30% (15)</text:p>
            </table:table-cell>
            <table:table-cell table:style-name="ce73" office:value-type="string" calcext:value-type="string">
              <text:p>CSS 25%</text:p>
            </table:table-cell>
            <table:table-cell table:style-name="ce74" office:value-type="string" calcext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0">
          <table:table-cell table:style-name="ce71" office:value-type="string" calcext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1">
            <table:table-cell table:style-name="ce76" office:value-type="string" calcext:value-type="string">
              <text:p>Спорт (Набор формы)</text:p>
            </table:table-cell>
            <table:table-cell table:style-name="ce76" office:value-type="float" office:value="180" calcext:value-type="float">
              <text:p>180</text:p>
            </table:table-cell>
            <table:table-cell table:style-name="ce76" office:value-type="float" office:value="101" calcext:value-type="float">
              <text:p>101</text:p>
            </table:table-cell>
            <table:table-cell table:style-name="ce76" office:value-type="string" calcext:value-type="string">
              <text:p>&gt;45% <text:s/>&lt;65%</text:p>
            </table:table-cell>
            <table:table-cell table:style-name="ce81" office:value-type="string" calcext:value-type="string">
              <text:p>До 60 <text:s/>= 0/10%</text:p>
            </table:table-cell>
            <table:table-cell table:style-name="ce81" office:value-type="string" calcext:value-type="string">
              <text:p>60 – 80 = 10/25%</text:p>
            </table:table-cell>
            <table:table-cell table:style-name="ce81" office:value-type="string" calcext:value-type="string">
              <text:p>80 – 100 = 25/45%</text:p>
            </table:table-cell>
            <table:table-cell table:style-name="ce98" office:value-type="string" calcext:value-type="string">
              <text:p>100 – 120 = 45/65%</text:p>
            </table:table-cell>
            <table:table-cell table:style-name="ce98" office:value-type="string" calcext:value-type="string">
              <text:p>120 – 150 = 65/100%</text:p>
            </table:table-cell>
            <table:table-cell table:style-name="ce98" office:value-type="string" calcext:value-type="string">
              <text:p>150 – 180 = 85/100%</text:p>
            </table:table-cell>
            <table:table-cell table:style-name="ce101"/>
            <table:table-cell table:style-name="ce61"/>
            <table:table-cell table:number-columns-repeated="1012"/>
          </table:table-row>
          <table:table-row table:style-name="ro59">
            <table:table-cell table:style-name="ce74" office:value-type="string" calcext:value-type="string">
              <text:p>Здоровье(Начало)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table:formula="of:= ([.C20] / [.B20]) * 100" office:value-type="float" office:value="24" calcext:value-type="float">
              <text:p>24</text:p>
            </table:table-cell>
            <table:table-cell table:style-name="ce82" office:value-type="string" calcext:value-type="string">
              <text:p>45 мин у стены 10% (10)</text:p>
            </table:table-cell>
            <table:table-cell table:style-name="ce94" office:value-type="string" calcext:value-type="string">
              <text:p>5 дней без белка10% (4)</text:p>
            </table:table-cell>
            <table:table-cell table:style-name="ce82" office:value-type="string" calcext:value-type="string">
              <text:p>Мильгамма 10% (10)</text:p>
            </table:table-cell>
            <table:table-cell table:style-name="ce99" office:value-type="string" calcext:value-type="string">
              <text:p>Сходить к врачу 20%</text:p>
            </table:table-cell>
            <table:table-cell table:style-name="ce99" table:number-columns-repeated="6"/>
            <table:table-cell table:style-name="ce77"/>
            <table:table-cell table:number-columns-repeated="1009"/>
          </table:table-row>
        </table:table-row-group>
        <table:table-row table:style-name="ro58">
          <table:table-cell table:style-name="ce77" table:number-columns-repeated="3"/>
          <table:table-cell table:style-name="ce78" table:formula="of:= ([.C21]/[.B21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2]/[.B22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3]/[.B23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4]/[.B24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5]/[.B25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6]/[.B26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7]/[.B27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8]/[.B28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>
          <table:table-cell table:style-name="ce77" table:number-columns-repeated="3"/>
          <table:table-cell table:style-name="ce78" table:formula="of:= ([.C29]/[.B29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58" table:number-rows-repeated="1048546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58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58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58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58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58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58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58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2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4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5" table:number-columns-repeated="2"/>
          <table:table-cell table:style-name="ce94" table:number-columns-repeated="6"/>
          <table:table-cell table:number-columns-repeated="1010"/>
        </table:table-row>
        <table:table-row table:style-name="ro63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3" calcext:value-type="float">
            <text:p>13</text:p>
          </table:table-cell>
          <table:table-cell table:style-name="ce74" table:formula="of:= ([.C10] / [.B10]) * 100" office:value-type="float" office:value="13" calcext:value-type="float">
            <text:p>13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1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58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58">
          <table:table-cell table:number-columns-repeated="3"/>
          <table:table-cell table:style-name="ce103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>
          <table:table-cell table:number-columns-repeated="3"/>
          <table:table-cell table:style-name="ce103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8" table:number-rows-repeated="1048542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.00.0000</text:date>, <text:time style:data-style-name="N2" text:time-value="13:48:29.479434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2DT5H22M53S</meta:editing-duration>
    <meta:editing-cycles>1063</meta:editing-cycles>
    <meta:generator>LibreOffice/5.1.6.2$Linux_X86_64 LibreOffice_project/10m0$Build-2</meta:generator>
    <dc:date>2018-07-26T19:25:14.615882268</dc:date>
    <meta:document-statistic meta:table-count="7" meta:cell-count="1231" meta:object-count="0"/>
    <meta:user-defined meta:name="Info 1"/>
    <meta:user-defined meta:name="Info 2"/>
    <meta:user-defined meta:name="Info 3"/>
    <meta:user-defined meta:name="Info 4"/>
  </office:meta>
</office:document-meta>
</file>